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8 — Container Integration</text:span></text:p>
            <text:p text:style-name="psSub"><text:span text:style-name="tsSub">Firewalld: Zero to Expert on RHEL 10</text:span></text:p>
          </draw:text-box>
        </draw:frame>
        <draw:frame draw:style-name="gsFrame" svg:x="1.5cm" svg:y="17.5cm" svg:width="30.87cm" svg:height="1cm">
          <draw:text-box>
            <text:p text:style-name="psSmall"><text:span text:style-name="tsSmall">Red Hat Enterprise Linux 10  |  Instructor Edition</text:span></text:p>
          </draw:text-box>
        </draw:frame>
        <presentation:notes>
          <draw:frame draw:style-name="gsFrame" svg:x="2cm" svg:y="14cm" svg:width="29cm" svg:height="10cm" presentation:class="notes">
            <draw:text-box>
              <text:p text:style-name="psCode"><text:span text:style-name="tsDiag">Understand how Podman and Docker interact with firewalld on RHEL 10. Master the seamless and strict integration modes, know how to own firewall rules for containers rather than letting the container runtime manage them, and understand the significant differences between rootless and rootful Podman networking.</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nderstand how Podman and Docker interact with firewalld on RHEL 10.</text:span></text:p>
            <text:p text:style-name="psObj"><text:span text:style-name="tsObj">▸  Master the seamless and strict integration modes, know how to own firewall rules for containers rather than letting the container runtime manage them, and understand the significant differences between rootless and rootful Podman networking.</text:span></text:p>
          </draw:text-box>
        </draw:frame>
        <presentation:notes>
          <draw:frame draw:style-name="gsFrame" svg:x="2cm" svg:y="14cm" svg:width="29cm" svg:height="10cm" presentation:class="notes">
            <draw:text-box>
              <text:p text:style-name="psCode"><text:span text:style-name="tsDiag">Understand how Podman and Docker interact with firewalld on RHEL 10. Master the seamless and strict integration modes, know how to own firewall rules for containers rather than letting the container runtime manage them, and understand the significant differences between rootless and rootful Podman networking.</text:span></text:p>
            </draw:text-box>
          </draw:frame>
        </presentation:notes>
      </draw:page>
      <draw:page draw:style-name="dpNormal" draw:master-page-name="RHELDark">
        <draw:frame draw:style-name="gsFrame" svg:x="1cm" svg:y="0.4cm" svg:width="31.87cm" svg:height="2.2cm">
          <draw:text-box>
            <text:p text:style-name="psTitle"><text:span text:style-name="tsH1">1. The Container-Firewall Problem</text:span></text:p>
          </draw:text-box>
        </draw:frame>
        <draw:frame draw:style-name="gsFrame" svg:x="1cm" svg:y="2.9cm" svg:width="31.87cm" svg:height="15.5cm">
          <draw:text-box>
            <text:p text:style-name="psBullet"><text:span text:style-name="tsBullet">When you run a container with a published port:</text:span></text:p>
            <text:p text:style-name="psBullet"><text:span text:style-name="tsBullet">Something happens to your firewall rules. The container runtime adds DNAT rules to redirect incoming traffic on port 8080 to the container's port 80. On RHEL 10 with Podman 5.x and Netavark, these rules appear in nftables.</text:span></text:p>
            <text:p text:style-name="psBullet"><text:span text:style-name="tsBullet">The fundamental tension is:</text:span></text:p>
            <text:p text:style-name="psBullet"><text:span text:style-name="tsBullet">• Container runtime perspective: "I should manage the NAT rules needed for my containers to work."</text:span></text:p>
            <text:p text:style-name="psBullet"><text:span text:style-name="tsBullet">• Security operations perspective: "The firewall should be under explicit administrative control — no service should silently modify firewall rules."</text:span></text:p>
            <text:p text:style-name="psBullet"><text:span text:style-name="tsBullet">Both perspectives are valid. firewalld 2.x on RHEL 10 gives you control over which perspective wins, via StrictForwardPorts.</text:span></text:p>
          </draw:text-box>
        </draw:frame>
        <presentation:notes>
          <draw:frame draw:style-name="gsFrame" svg:x="2cm" svg:y="14cm" svg:width="29cm" svg:height="10cm" presentation:class="notes">
            <draw:text-box>
              <text:p text:style-name="psCode"><text:span text:style-name="tsDiag">When you run a container with a published port:</text:span></text:p>
              <text:p text:style-name="psCode"><text:span text:style-name="tsDiag"> </text:span></text:p>
              <text:p text:style-name="psCode"><text:span text:style-name="tsDiag">```bash</text:span></text:p>
              <text:p text:style-name="psCode"><text:span text:style-name="tsDiag">podman run -d -p 8080:80 nginx</text:span></text:p>
              <text:p text:style-name="psCode"><text:span text:style-name="tsDiag">```</text:span></text:p>
              <text:p text:style-name="psCode"><text:span text:style-name="tsDiag"> </text:span></text:p>
              <text:p text:style-name="psCode"><text:span text:style-name="tsDiag">Something happens to your firewall rules. The container runtime adds DNAT rules</text:span></text:p>
              <text:p text:style-name="psCode"><text:span text:style-name="tsDiag">to redirect incoming traffic on port 8080 to the container's port 80. On RHEL 10</text:span></text:p>
              <text:p text:style-name="psCode"><text:span text:style-name="tsDiag">with Podman 5.x and Netavark, these rules appear in nftables.</text:span></text:p>
              <text:p text:style-name="psCode"><text:span text:style-name="tsDiag"> </text:span></text:p>
              <text:p text:style-name="psCode"><text:span text:style-name="tsDiag">The fundamental tension is:</text:span></text:p>
              <text:p text:style-name="psCode"><text:span text:style-name="tsDiag">- **Container runtime perspective:** "I should manage the NAT rules needed for</text:span></text:p>
              <text:p text:style-name="psCode"><text:span text:style-name="tsDiag">  my containers to work."</text:span></text:p>
              <text:p text:style-name="psCode"><text:span text:style-name="tsDiag">- **Security operations perspective:** "The firewall should be under explicit</text:span></text:p>
              <text:p text:style-name="psCode"><text:span text:style-name="tsDiag">  administrative control — no service should silently modify firewall rules."</text:span></text:p>
              <text:p text:style-name="psCode"><text:span text:style-name="tsDiag"> </text:span></text:p>
              <text:p text:style-name="psCode"><text:span text:style-name="tsDiag">Both perspectives are valid. firewalld 2.x on RHEL 10 gives you control over</text:span></text:p>
              <text:p text:style-name="psCode"><text:span text:style-name="tsDiag">which perspective wins, via `StrictForwardPorts`.</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 The Container-Firewall Problem — BASH</text:span></text:p>
          </draw:text-box>
        </draw:frame>
        <draw:frame draw:style-name="gsCode" svg:x="1cm" svg:y="3.3cm" svg:width="31.87cm" svg:height="15.2cm">
          <draw:text-box>
            <text:p text:style-name="psCode"><text:span text:style-name="tsCodeDyn_11_A8FF60_DejaVuSansMono">podman run -d -p 8080:80 nginx</text:span></text:p>
          </draw:text-box>
        </draw:frame>
        <presentation:notes>
          <draw:frame draw:style-name="gsFrame" svg:x="2cm" svg:y="14cm" svg:width="29cm" svg:height="10cm" presentation:class="notes">
            <draw:text-box>
              <text:p text:style-name="psCode"><text:span text:style-name="tsDiag">podman run -d -p 8080:80 nginx</text:span></text:p>
            </draw:text-box>
          </draw:frame>
        </presentation:notes>
      </draw:page>
      <draw:page draw:style-name="dpNormal" draw:master-page-name="RHELDark">
        <draw:frame draw:style-name="gsFrame" svg:x="1cm" svg:y="0.4cm" svg:width="31.87cm" svg:height="2.2cm">
          <draw:text-box>
            <text:p text:style-name="psTitle"><text:span text:style-name="tsH1">2. How Podman Networking Works on RHEL 10</text:span></text:p>
          </draw:text-box>
        </draw:frame>
        <draw:frame draw:style-name="gsFrame" svg:x="1cm" svg:y="2.9cm" svg:width="31.87cm" svg:height="15.5cm">
          <draw:text-box>
            <text:p text:style-name="psBullet"><text:span text:style-name="tsBullet">RHEL 10 ships with Podman 5.x, which uses the Netavark network stack (replacing the older CNI plugin model from Podman 4.x).</text:span></text:p>
            <text:p text:style-name="psBullet"><text:span text:style-name="tsBullet">◆ Netavark architecture</text:span></text:p>
            <text:p text:style-name="psBullet"><text:span text:style-name="tsBullet">◆ Podman CLI</text:span></text:p>
            <text:p text:style-name="psBullet"><text:span text:style-name="tsBullet">◆ Netavark (network configuration daemon)</text:span></text:p>
            <text:p text:style-name="psBullet"><text:span text:style-name="tsBullet">◆ Creates/manages bridge interfaces (e.g., podman0, podmanN)</text:span></text:p>
            <text:p text:style-name="psBullet"><text:span text:style-name="tsBullet">◆ Configures container network namespaces</text:span></text:p>
            <text:p text:style-name="psBullet"><text:span text:style-name="tsBullet">◆ Manages nftables rules for NAT and filtering</text:span></text:p>
            <text:p text:style-name="psBullet"><text:span text:style-name="tsBullet">◆ Uses Aardvark-dns for container DNS resolution</text:span></text:p>
          </draw:text-box>
        </draw:frame>
        <presentation:notes>
          <draw:frame draw:style-name="gsFrame" svg:x="2cm" svg:y="14cm" svg:width="29cm" svg:height="10cm" presentation:class="notes">
            <draw:text-box>
              <text:p text:style-name="psCode"><text:span text:style-name="tsDiag">◆ Network types</text:span></text:p>
              <text:p text:style-name="psCode"><text:span text:style-name="tsDiag">Bridge network (default for rootful)</text:span></text:p>
              <text:p text:style-name="psCode"><text:span text:style-name="tsDiag">A bridge interface (cni-podman0 or similar) is created on the host. Containers connect to it. The bridge is in a specific firewalld zone (by default public or it gets the default zone).</text:span></text:p>
              <text:p text:style-name="psCode"><text:span text:style-name="tsDiag">Slirp4netns (rootless, older)</text:span></text:p>
              <text:p text:style-name="psCode"><text:span text:style-name="tsDiag">Rootless containers on RHEL 9 / Podman 4.x used slirp4netns — a userspace TCP/IP stack that requires no kernel privileges. Traffic is tunnelled through a socket. This meant rootless containers had NO impact on host firewall rules because all networking was in userspace.</text:span></text:p>
              <text:p text:style-name="psCode"><text:span text:style-name="tsDiag">Pasta (rootless, RHEL 10 / Podman 5.x)</text:span></text:p>
              <text:p text:style-name="psCode"><text:span text:style-name="tsDiag">RHEL 10 uses pasta (also called passt) for rootless container networking. Pasta is more performant than slirp4netns and supports host network integration better, but still operates without kernel privileges for the most part.</text:span></text:p>
              <text:p text:style-name="psCode"><text:span text:style-name="tsDiag">💡 📝 NOTE — Rootless firewall impact With pasta-based networking, rootless containers generally do NOT add rules to the host firewall. Published ports are handled in userspace. This is different from rootful containers, which DO modify nftables.</text:span></text:p>
              <text:p text:style-name="psCode"><text:span text:style-name="tsDiag"> </text:span></text:p>
              <text:p text:style-name="psCode"><text:span text:style-name="tsDiag">RHEL 10 ships with Podman 5.x, which uses the **Netavark** network stack</text:span></text:p>
              <text:p text:style-name="psCode"><text:span text:style-name="tsDiag">(replacing the older CNI plugin model from Podman 4.x).</text:span></text:p>
              <text:p text:style-name="psCode"><text:span text:style-name="tsDiag"> </text:span></text:p>
              <text:p text:style-name="psCode"><text:span text:style-name="tsDiag">### Netavark architecture</text:span></text:p>
              <text:p text:style-name="psCode"><text:span text:style-name="tsDiag"> </text:span></text:p>
              <text:p text:style-name="psCode"><text:span text:style-name="tsDiag">Podman CLI</text:span></text:p>
              <text:p text:style-name="psCode"><text:span text:style-name="tsDiag">    │</text:span></text:p>
              <text:p text:style-name="psCode"><text:span text:style-name="tsDiag">    ▼</text:span></text:p>
              <text:p text:style-name="psCode"><text:span text:style-name="tsDiag">Netavark (network configuration daemon)</text:span></text:p>
              <text:p text:style-name="psCode"><text:span text:style-name="tsDiag">    │</text:span></text:p>
              <text:p text:style-name="psCode"><text:span text:style-name="tsDiag">    ├── Creates/manages bridge interfaces (e.g., podman0, podmanN)</text:span></text:p>
              <text:p text:style-name="psCode"><text:span text:style-name="tsDiag">    ├── Configures container network namespaces</text:span></text:p>
              <text:p text:style-name="psCode"><text:span text:style-name="tsDiag">    ├── Manages nftables rules for NAT and filtering</text:span></text:p>
              <text:p text:style-name="psCode"><text:span text:style-name="tsDiag">    └── Uses Aardvark-dns for container DNS resolution</text:span></text:p>
              <text:p text:style-name="psCode"><text:span text:style-name="tsDiag"> </text:span></text:p>
              <text:p text:style-name="psCode"><text:span text:style-name="tsDiag">### Network types</text:span></text:p>
              <text:p text:style-name="psCode"><text:span text:style-name="tsDiag"> </text:span></text:p>
              <text:p text:style-name="psCode"><text:span text:style-name="tsDiag">**Bridge network (default for rootful)**</text:span></text:p>
              <text:p text:style-name="psCode"><text:span text:style-name="tsDiag"> </text:span></text:p>
              <text:p text:style-name="psCode"><text:span text:style-name="tsDiag">```bash</text:span></text:p>
              <text:p text:style-name="psCode"><text:span text:style-name="tsDiag">podman network inspect podman</text:span></text:p>
              <text:p text:style-name="psCode"><text:span text:style-name="tsDiag">```</text:span></text:p>
              <text:p text:style-name="psCode"><text:span text:style-name="tsDiag"> </text:span></text:p>
              <text:p text:style-name="psCode"><text:span text:style-name="tsDiag">A bridge interface (`cni-podman0` or similar) is created on the host. Containers</text:span></text:p>
              <text:p text:style-name="psCode"><text:span text:style-name="tsDiag">connect to it. The bridge is in a specific firewalld zone (by default `public` or</text:span></text:p>
              <text:p text:style-name="psCode"><text:span text:style-name="tsDiag">it gets the default zone).</text:span></text:p>
              <text:p text:style-name="psCode"><text:span text:style-name="tsDiag"> </text:span></text:p>
              <text:p text:style-name="psCode"><text:span text:style-name="tsDiag">**Slirp4netns (rootless, older)**</text:span></text:p>
              <text:p text:style-name="psCode"><text:span text:style-name="tsDiag"> </text:span></text:p>
              <text:p text:style-name="psCode"><text:span text:style-name="tsDiag">Rootless containers on RHEL 9 / Podman 4.x used `slirp4netns` — a userspace</text:span></text:p>
              <text:p text:style-name="psCode"><text:span text:style-name="tsDiag">TCP/IP stack that requires no kernel privileges. Traffic is tunnelled through</text:span></text:p>
              <text:p text:style-name="psCode"><text:span text:style-name="tsDiag">a socket. This meant rootless containers had NO impact on host firewall rules</text:span></text:p>
              <text:p text:style-name="psCode"><text:span text:style-name="tsDiag">because all networking was in userspace.</text:span></text:p>
              <text:p text:style-name="psCode"><text:span text:style-name="tsDiag"> </text:span></text:p>
              <text:p text:style-name="psCode"><text:span text:style-name="tsDiag">**Pasta (rootless, RHEL 10 / Podman 5.x)**</text:span></text:p>
              <text:p text:style-name="psCode"><text:span text:style-name="tsDiag"> </text:span></text:p>
              <text:p text:style-name="psCode"><text:span text:style-name="tsDiag">RHEL 10 uses `pasta` (also called `passt`) for rootless container networking.</text:span></text:p>
              <text:p text:style-name="psCode"><text:span text:style-name="tsDiag">Pasta is more performant than slirp4netns and supports host network integration</text:span></text:p>
              <text:p text:style-name="psCode"><text:span text:style-name="tsDiag">better, but still operates without kernel privileges for the most part.</text:span></text:p>
              <text:p text:style-name="psCode"><text:span text:style-name="tsDiag"> </text:span></text:p>
              <text:p text:style-name="psCode"><text:span text:style-name="tsDiag">&gt; **📝 NOTE — Rootless firewall impact**</text:span></text:p>
              <text:p text:style-name="psCode"><text:span text:style-name="tsDiag">&gt; With pasta-based networking, rootless containers generally do NOT add rules to</text:span></text:p>
              <text:p text:style-name="psCode"><text:span text:style-name="tsDiag">&gt; the host firewall. Published ports are handled in userspace. This is different</text:span></text:p>
              <text:p text:style-name="psCode"><text:span text:style-name="tsDiag">&gt; from rootful containers, which DO modify nftables.</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2. How Podman Networking Works on RHEL 10 — BASH</text:span></text:p>
          </draw:text-box>
        </draw:frame>
        <draw:frame draw:style-name="gsCode" svg:x="1cm" svg:y="3.3cm" svg:width="31.87cm" svg:height="15.2cm">
          <draw:text-box>
            <text:p text:style-name="psCode"><text:span text:style-name="tsCodeDyn_11_A8FF60_DejaVuSansMono">podman network inspect podman</text:span></text:p>
          </draw:text-box>
        </draw:frame>
        <presentation:notes>
          <draw:frame draw:style-name="gsFrame" svg:x="2cm" svg:y="14cm" svg:width="29cm" svg:height="10cm" presentation:class="notes">
            <draw:text-box>
              <text:p text:style-name="psCode"><text:span text:style-name="tsDiag">podman network inspect podman</text:span></text:p>
            </draw:text-box>
          </draw:frame>
        </presentation:notes>
      </draw:page>
      <draw:page draw:style-name="dpNormal" draw:master-page-name="RHELDark">
        <draw:frame draw:style-name="gsFrame" svg:x="1cm" svg:y="0.4cm" svg:width="31.87cm" svg:height="2.2cm">
          <draw:text-box>
            <text:p text:style-name="psTitle"><text:span text:style-name="tsH1">3. Rootless vs Rootful Podman and Firewalld</text:span></text:p>
          </draw:text-box>
        </draw:frame>
        <draw:frame draw:style-name="gsFrame" svg:x="1cm" svg:y="2.9cm" svg:width="31.87cm" svg:height="15.5cm">
          <draw:text-box>
            <text:p text:style-name="psBullet"><text:span text:style-name="tsBullet">This is one of the most important distinctions in RHEL 10 container networking:</text:span></text:p>
            <text:p text:style-name="psBullet"><text:span text:style-name="tsBullet">◆ Rootful Podman (sudo podman or podman as root)</text:span></text:p>
            <text:p text:style-name="psBullet"><text:span text:style-name="tsBullet">Rootful containers DO affect nftables. StrictForwardPorts applies here.</text:span></text:p>
            <text:p text:style-name="psBullet"><text:span text:style-name="tsBullet">◆ Rootless Podman (podman as regular user)</text:span></text:p>
            <text:p text:style-name="psBullet"><text:span text:style-name="tsBullet">Rootless containers generally do NOT affect nftables.</text:span></text:p>
            <text:p text:style-name="psBullet"><text:span text:style-name="tsBullet">Implication for our course labs: The lab containers themselves run with --cap-add NET_ADMIN and manipulate nftables inside their own network namespaces. When we run containers inside our lab nodes with rootless podman, those containers use pasta-based networking.</text:span></text:p>
            <text:p text:style-name="psBullet"><text:span text:style-name="tsBullet">◆ A hybrid approach: iptables-to-nftables bridge</text:span></text:p>
            <text:p text:style-name="psBullet"><text:span text:style-name="tsBullet">Some container tools (older Docker, or Podman with --rootful on systems without full nftables support) use iptables-nft — which translates iptables commands to nftables rules. On RHEL 10, this is less common but still possible.</text:span></text:p>
          </draw:text-box>
        </draw:frame>
        <presentation:notes>
          <draw:frame draw:style-name="gsFrame" svg:x="2cm" svg:y="14cm" svg:width="29cm" svg:height="10cm" presentation:class="notes">
            <draw:text-box>
              <text:p text:style-name="psCode"><text:span text:style-name="tsDiag">This is one of the most important distinctions in RHEL 10 container networking:</text:span></text:p>
              <text:p text:style-name="psCode"><text:span text:style-name="tsDiag"> </text:span></text:p>
              <text:p text:style-name="psCode"><text:span text:style-name="tsDiag">### Rootful Podman (`sudo podman` or `podman` as root)</text:span></text:p>
              <text:p text:style-name="psCode"><text:span text:style-name="tsDiag"> </text:span></text:p>
              <text:p text:style-name="psCode"><text:span text:style-name="tsDiag">```</text:span></text:p>
              <text:p text:style-name="psCode"><text:span text:style-name="tsDiag">podman run -p 8080:80 nginx   (as root)</text:span></text:p>
              <text:p text:style-name="psCode"><text:span text:style-name="tsDiag"> </text:span></text:p>
              <text:p text:style-name="psCode"><text:span text:style-name="tsDiag">nftables effect:</text:span></text:p>
              <text:p text:style-name="psCode"><text:span text:style-name="tsDiag">- Adds DNAT rule in prerouting: tcp dport 8080 dnat to 172.17.0.2:80</text:span></text:p>
              <text:p text:style-name="psCode"><text:span text:style-name="tsDiag">- Adds masquerade rule for container network</text:span></text:p>
              <text:p text:style-name="psCode"><text:span text:style-name="tsDiag">- Creates forward rules for container traffic</text:span></text:p>
              <text:p text:style-name="psCode"><text:span text:style-name="tsDiag">- These are real kernel firewall rules visible to firewalld</text:span></text:p>
              <text:p text:style-name="psCode"><text:span text:style-name="tsDiag">```</text:span></text:p>
              <text:p text:style-name="psCode"><text:span text:style-name="tsDiag"> </text:span></text:p>
              <text:p text:style-name="psCode"><text:span text:style-name="tsDiag">Rootful containers DO affect nftables. `StrictForwardPorts` applies here.</text:span></text:p>
              <text:p text:style-name="psCode"><text:span text:style-name="tsDiag"> </text:span></text:p>
              <text:p text:style-name="psCode"><text:span text:style-name="tsDiag">### Rootless Podman (`podman` as regular user)</text:span></text:p>
              <text:p text:style-name="psCode"><text:span text:style-name="tsDiag"> </text:span></text:p>
              <text:p text:style-name="psCode"><text:span text:style-name="tsDiag">```</text:span></text:p>
              <text:p text:style-name="psCode"><text:span text:style-name="tsDiag">podman run -p 8080:80 nginx   (as regular user)</text:span></text:p>
              <text:p text:style-name="psCode"><text:span text:style-name="tsDiag"> </text:span></text:p>
              <text:p text:style-name="psCode"><text:span text:style-name="tsDiag">nftables effect:</text:span></text:p>
              <text:p text:style-name="psCode"><text:span text:style-name="tsDiag">- Pasta/slirp4netns handles port binding in userspace</text:span></text:p>
              <text:p text:style-name="psCode"><text:span text:style-name="tsDiag">- Published port 8080 is bound to the user process (pasta)</text:span></text:p>
              <text:p text:style-name="psCode"><text:span text:style-name="tsDiag">- No nftables DNAT rules are added to the kernel firewall</text:span></text:p>
              <text:p text:style-name="psCode"><text:span text:style-name="tsDiag">- The host firewall doesn't see individual container connections</text:span></text:p>
              <text:p text:style-name="psCode"><text:span text:style-name="tsDiag">```</text:span></text:p>
              <text:p text:style-name="psCode"><text:span text:style-name="tsDiag"> </text:span></text:p>
              <text:p text:style-name="psCode"><text:span text:style-name="tsDiag">Rootless containers generally do NOT affect nftables.</text:span></text:p>
              <text:p text:style-name="psCode"><text:span text:style-name="tsDiag"> </text:span></text:p>
              <text:p text:style-name="psCode"><text:span text:style-name="tsDiag">**Implication for our course labs:** The lab containers themselves run with</text:span></text:p>
              <text:p text:style-name="psCode"><text:span text:style-name="tsDiag">`--cap-add NET_ADMIN` and manipulate nftables inside their own network namespaces.</text:span></text:p>
              <text:p text:style-name="psCode"><text:span text:style-name="tsDiag">When we run containers *inside* our lab nodes with rootless podman, those</text:span></text:p>
              <text:p text:style-name="psCode"><text:span text:style-name="tsDiag">containers use pasta-based networking.</text:span></text:p>
              <text:p text:style-name="psCode"><text:span text:style-name="tsDiag"> </text:span></text:p>
              <text:p text:style-name="psCode"><text:span text:style-name="tsDiag">### A hybrid approach: iptables-to-nftables bridge</text:span></text:p>
              <text:p text:style-name="psCode"><text:span text:style-name="tsDiag"> </text:span></text:p>
              <text:p text:style-name="psCode"><text:span text:style-name="tsDiag">Some container tools (older Docker, or Podman with `--rootful` on systems without</text:span></text:p>
              <text:p text:style-name="psCode"><text:span text:style-name="tsDiag">full nftables support) use `iptables-nft` — which translates iptables commands</text:span></text:p>
              <text:p text:style-name="psCode"><text:span text:style-name="tsDiag">to nftables rules. On RHEL 10, this is less common but still possible.</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3. Rootless vs Rootful Podman and Firewalld — Code</text:span></text:p>
          </draw:text-box>
        </draw:frame>
        <draw:frame draw:style-name="gsCode" svg:x="1cm" svg:y="3.3cm" svg:width="31.87cm" svg:height="15.2cm">
          <draw:text-box>
            <text:p text:style-name="psCode"><text:span text:style-name="tsCodeDyn_11_A8FF60_DejaVuSansMono">podman run -p 8080:80 nginx   (as root)</text:span><text:line-break/><text:span text:style-name="tsCodeDyn_11_A8FF60_DejaVuSansMono"> </text:span><text:line-break/><text:span text:style-name="tsCodeDyn_11_A8FF60_DejaVuSansMono">nftables effect:</text:span><text:line-break/><text:span text:style-name="tsCodeDyn_11_A8FF60_DejaVuSansMono">- Adds DNAT rule in prerouting: tcp dport 8080 dnat to 172.17.0.2:80</text:span><text:line-break/><text:span text:style-name="tsCodeDyn_11_A8FF60_DejaVuSansMono">- Adds masquerade rule for container network</text:span><text:line-break/><text:span text:style-name="tsCodeDyn_11_A8FF60_DejaVuSansMono">- Creates forward rules for container traffic</text:span><text:line-break/><text:span text:style-name="tsCodeDyn_11_A8FF60_DejaVuSansMono">- These are real kernel firewall rules visible to firewalld</text:span><text:line-break/><text:span text:style-name="tsCodeDyn_11_A8FF60_DejaVuSansMono"> </text:span><text:line-break/><text:span text:style-name="tsCodeDyn_11_A8FF60_DejaVuSansMono">podman run -p 8080:80 nginx   (as regular user)</text:span><text:line-break/><text:span text:style-name="tsCodeDyn_11_A8FF60_DejaVuSansMono"> </text:span><text:line-break/><text:span text:style-name="tsCodeDyn_11_A8FF60_DejaVuSansMono">nftables effect:</text:span><text:line-break/><text:span text:style-name="tsCodeDyn_11_A8FF60_DejaVuSansMono">- Pasta/slirp4netns handles port binding in userspace</text:span><text:line-break/><text:span text:style-name="tsCodeDyn_11_A8FF60_DejaVuSansMono">- Published port 8080 is bound to the user process (pasta)</text:span><text:line-break/><text:span text:style-name="tsCodeDyn_11_A8FF60_DejaVuSansMono">- No nftables DNAT rules are added to the kernel firewall</text:span><text:line-break/><text:span text:style-name="tsCodeDyn_11_A8FF60_DejaVuSansMono">- The host firewall doesn't see individual container connections</text:span></text:p>
          </draw:text-box>
        </draw:frame>
        <presentation:notes>
          <draw:frame draw:style-name="gsFrame" svg:x="2cm" svg:y="14cm" svg:width="29cm" svg:height="10cm" presentation:class="notes">
            <draw:text-box>
              <text:p text:style-name="psCode"><text:span text:style-name="tsDiag">podman run -p 8080:80 nginx   (as root)</text:span></text:p>
              <text:p text:style-name="psCode"><text:span text:style-name="tsDiag"> </text:span></text:p>
              <text:p text:style-name="psCode"><text:span text:style-name="tsDiag">nftables effect:</text:span></text:p>
              <text:p text:style-name="psCode"><text:span text:style-name="tsDiag">- Adds DNAT rule in prerouting: tcp dport 8080 dnat to 172.17.0.2:80</text:span></text:p>
              <text:p text:style-name="psCode"><text:span text:style-name="tsDiag">- Adds masquerade rule for container network</text:span></text:p>
              <text:p text:style-name="psCode"><text:span text:style-name="tsDiag">- Creates forward rules for container traffic</text:span></text:p>
              <text:p text:style-name="psCode"><text:span text:style-name="tsDiag">- These are real kernel firewall rules visible to firewalld</text:span></text:p>
              <text:p text:style-name="psCode"><text:span text:style-name="tsDiag"> </text:span></text:p>
              <text:p text:style-name="psCode"><text:span text:style-name="tsDiag">podman run -p 8080:80 nginx   (as regular user)</text:span></text:p>
              <text:p text:style-name="psCode"><text:span text:style-name="tsDiag"> </text:span></text:p>
              <text:p text:style-name="psCode"><text:span text:style-name="tsDiag">nftables effect:</text:span></text:p>
              <text:p text:style-name="psCode"><text:span text:style-name="tsDiag">- Pasta/slirp4netns handles port binding in userspace</text:span></text:p>
              <text:p text:style-name="psCode"><text:span text:style-name="tsDiag">- Published port 8080 is bound to the user process (pasta)</text:span></text:p>
              <text:p text:style-name="psCode"><text:span text:style-name="tsDiag">- No nftables DNAT rules are added to the kernel firewall</text:span></text:p>
              <text:p text:style-name="psCode"><text:span text:style-name="tsDiag">- The host firewall doesn't see individual container connections</text:span></text:p>
            </draw:text-box>
          </draw:frame>
        </presentation:notes>
      </draw:page>
      <draw:page draw:style-name="dpNormal" draw:master-page-name="RHELDark">
        <draw:frame draw:style-name="gsFrame" svg:x="1cm" svg:y="0.4cm" svg:width="31.87cm" svg:height="2.2cm">
          <draw:text-box>
            <text:p text:style-name="psTitle"><text:span text:style-name="tsH1">4. Seamless Mode (Default): StrictForwardPorts=no</text:span></text:p>
          </draw:text-box>
        </draw:frame>
        <draw:frame draw:style-name="gsFrame" svg:x="1cm" svg:y="2.9cm" svg:width="31.87cm" svg:height="15.5cm">
          <draw:text-box>
            <text:p text:style-name="psBullet"><text:span text:style-name="tsBullet">In seamless mode, container runtimes manage their own firewall rules and they work independently of firewalld zone configuration.</text:span></text:p>
            <text:p text:style-name="psBullet"><text:span text:style-name="tsBullet">◆ What this means in practice</text:span></text:p>
            <text:p text:style-name="psBullet"><text:span text:style-name="tsBullet">→ You run: podman run -p 8080:80 nginx (rootful)</text:span></text:p>
            <text:p text:style-name="psBullet"><text:span text:style-name="tsBullet">→ Netavark adds to nftables: ``` tcp dport 8080 dnat to 172.17.0.2:80 ```</text:span></text:p>
            <text:p text:style-name="psBullet"><text:span text:style-name="tsBullet">→ External traffic to port 8080 is forwarded to the container</text:span></text:p>
            <text:p text:style-name="psBullet"><text:span text:style-name="tsBullet">→ This happens even if your firewalld public zone doesn't have port 8080 open</text:span></text:p>
            <text:p text:style-name="psBullet"><text:span text:style-name="tsBullet">→ firewall-cmd --list-all does NOT show port 8080 in the zone config</text:span></text:p>
            <text:p text:style-name="psBullet"><text:span text:style-name="tsBullet">Why it "bypasses" firewalld: The container's DNAT rules are in a separate nftables chain with a higher priority than firewalld's forward filtering chain. firewalld's FORWARD rules check if the forwarded destination is allowed, but in seamless mode, the already-forwarded container traffic is implicitly accepted.</text:span></text:p>
          </draw:text-box>
        </draw:frame>
        <presentation:notes>
          <draw:frame draw:style-name="gsFrame" svg:x="2cm" svg:y="14cm" svg:width="29cm" svg:height="10cm" presentation:class="notes">
            <draw:text-box>
              <text:p text:style-name="psCode"><text:span text:style-name="tsDiag">◆ Viewing container rules in nftables</text:span></text:p>
              <text:p text:style-name="psCode"><text:span text:style-name="tsDiag"> </text:span></text:p>
              <text:p text:style-name="psCode"><text:span text:style-name="tsDiag">In seamless mode, container runtimes manage their own firewall rules and they</text:span></text:p>
              <text:p text:style-name="psCode"><text:span text:style-name="tsDiag">work independently of firewalld zone configuration.</text:span></text:p>
              <text:p text:style-name="psCode"><text:span text:style-name="tsDiag"> </text:span></text:p>
              <text:p text:style-name="psCode"><text:span text:style-name="tsDiag">```ini</text:span></text:p>
              <text:p text:style-name="psCode"><text:span text:style-name="tsDiag">StrictForwardPorts=no</text:span></text:p>
              <text:p text:style-name="psCode"><text:span text:style-name="tsDiag">```</text:span></text:p>
              <text:p text:style-name="psCode"><text:span text:style-name="tsDiag"> </text:span></text:p>
              <text:p text:style-name="psCode"><text:span text:style-name="tsDiag">### What this means in practice</text:span></text:p>
              <text:p text:style-name="psCode"><text:span text:style-name="tsDiag"> </text:span></text:p>
              <text:p text:style-name="psCode"><text:span text:style-name="tsDiag">1. You run: `podman run -p 8080:80 nginx` (rootful)</text:span></text:p>
              <text:p text:style-name="psCode"><text:span text:style-name="tsDiag">2. Netavark adds to nftables:</text:span></text:p>
              <text:p text:style-name="psCode"><text:span text:style-name="tsDiag">   ```</text:span></text:p>
              <text:p text:style-name="psCode"><text:span text:style-name="tsDiag">   tcp dport 8080 dnat to 172.17.0.2:80</text:span></text:p>
              <text:p text:style-name="psCode"><text:span text:style-name="tsDiag">   ```</text:span></text:p>
              <text:p text:style-name="psCode"><text:span text:style-name="tsDiag">3. External traffic to port 8080 is forwarded to the container</text:span></text:p>
              <text:p text:style-name="psCode"><text:span text:style-name="tsDiag">4. This happens even if your firewalld `public` zone doesn't have port 8080 open</text:span></text:p>
              <text:p text:style-name="psCode"><text:span text:style-name="tsDiag">5. `firewall-cmd --list-all` does NOT show port 8080 in the zone config</text:span></text:p>
              <text:p text:style-name="psCode"><text:span text:style-name="tsDiag"> </text:span></text:p>
              <text:p text:style-name="psCode"><text:span text:style-name="tsDiag">**Why it "bypasses" firewalld:**</text:span></text:p>
              <text:p text:style-name="psCode"><text:span text:style-name="tsDiag">The container's DNAT rules are in a separate nftables chain with a higher</text:span></text:p>
              <text:p text:style-name="psCode"><text:span text:style-name="tsDiag">priority than firewalld's forward filtering chain. firewalld's FORWARD rules</text:span></text:p>
              <text:p text:style-name="psCode"><text:span text:style-name="tsDiag">check if the forwarded destination is allowed, but in seamless mode, the</text:span></text:p>
              <text:p text:style-name="psCode"><text:span text:style-name="tsDiag">already-forwarded container traffic is implicitly accepted.</text:span></text:p>
              <text:p text:style-name="psCode"><text:span text:style-name="tsDiag"> </text:span></text:p>
              <text:p text:style-name="psCode"><text:span text:style-name="tsDiag">### Viewing container rules in nftables</text:span></text:p>
              <text:p text:style-name="psCode"><text:span text:style-name="tsDiag"> </text:span></text:p>
              <text:p text:style-name="psCode"><text:span text:style-name="tsDiag">```bash</text:span></text:p>
              <text:p text:style-name="psCode"><text:span text:style-name="tsDiag">nft list table ip filter  # or</text:span></text:p>
              <text:p text:style-name="psCode"><text:span text:style-name="tsDiag">nft list table ip nat      # for DNAT rules</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4. Seamless Mode (Default): StrictForwardPorts=no — INI</text:span></text:p>
          </draw:text-box>
        </draw:frame>
        <draw:frame draw:style-name="gsCode" svg:x="1cm" svg:y="3.3cm" svg:width="31.87cm" svg:height="15.2cm">
          <draw:text-box>
            <text:p text:style-name="psCode"><text:span text:style-name="tsCodeDyn_11_A8FF60_DejaVuSansMono">StrictForwardPorts=no</text:span></text:p>
          </draw:text-box>
        </draw:frame>
        <presentation:notes>
          <draw:frame draw:style-name="gsFrame" svg:x="2cm" svg:y="14cm" svg:width="29cm" svg:height="10cm" presentation:class="notes">
            <draw:text-box>
              <text:p text:style-name="psCode"><text:span text:style-name="tsDiag">StrictForwardPorts=no</text:span></text:p>
            </draw:text-box>
          </draw:frame>
        </presentation:notes>
      </draw:page>
      <draw:page draw:style-name="dpCode" draw:master-page-name="RHELDark">
        <draw:frame draw:style-name="gsFrame" svg:x="1cm" svg:y="0.4cm" svg:width="31.87cm" svg:height="2.6cm">
          <draw:text-box>
            <text:p text:style-name="psTitle"><text:span text:style-name="tsH1">4. Seamless Mode (Default): StrictForwardPorts=no — BASH</text:span></text:p>
          </draw:text-box>
        </draw:frame>
        <draw:frame draw:style-name="gsCode" svg:x="1cm" svg:y="3.3cm" svg:width="31.87cm" svg:height="15.2cm">
          <draw:text-box>
            <text:p text:style-name="psCode"><text:span text:style-name="tsCodeDyn_11_A8FF60_DejaVuSansMono">nft list table ip filter  # or</text:span><text:line-break/><text:span text:style-name="tsCodeDyn_11_A8FF60_DejaVuSansMono">nft list table ip nat      # for DNAT rules</text:span></text:p>
          </draw:text-box>
        </draw:frame>
        <presentation:notes>
          <draw:frame draw:style-name="gsFrame" svg:x="2cm" svg:y="14cm" svg:width="29cm" svg:height="10cm" presentation:class="notes">
            <draw:text-box>
              <text:p text:style-name="psCode"><text:span text:style-name="tsDiag">nft list table ip filter  # or</text:span></text:p>
              <text:p text:style-name="psCode"><text:span text:style-name="tsDiag">nft list table ip nat      # for DNAT rules</text:span></text:p>
            </draw:text-box>
          </draw:frame>
        </presentation:notes>
      </draw:page>
      <draw:page draw:style-name="dpNormal" draw:master-page-name="RHELDark">
        <draw:frame draw:style-name="gsFrame" svg:x="1cm" svg:y="0.4cm" svg:width="31.87cm" svg:height="2.2cm">
          <draw:text-box>
            <text:p text:style-name="psTitle"><text:span text:style-name="tsH1">5. Strict Mode: StrictForwardPorts=yes</text:span></text:p>
          </draw:text-box>
        </draw:frame>
        <draw:frame draw:style-name="gsFrame" svg:x="1cm" svg:y="2.9cm" svg:width="31.87cm" svg:height="15.5cm">
          <draw:text-box>
            <text:p text:style-name="psBullet"><text:span text:style-name="tsBullet">In strict mode, firewalld controls all forwarding. Container-published ports require explicit firewalld forward-port rules.</text:span></text:p>
            <text:p text:style-name="psBullet"><text:span text:style-name="tsBullet">◆ What this means in practice</text:span></text:p>
            <text:p text:style-name="psBullet"><text:span text:style-name="tsBullet">→ Container publishes port 8080 (adds its DNAT rule)</text:span></text:p>
            <text:p text:style-name="psBullet"><text:span text:style-name="tsBullet">→ External client connects to port 8080</text:span></text:p>
            <text:p text:style-name="psBullet"><text:span text:style-name="tsBullet">→ DNAT rule fires: packet redirected to 172.17.0.2:80</text:span></text:p>
            <text:p text:style-name="psBullet"><text:span text:style-name="tsBullet">→ firewalld's forward check: Is this forwarded traffic allowed?</text:span></text:p>
            <text:p text:style-name="psBullet"><text:span text:style-name="tsBullet">→ No explicit forward-port rule in firewalld → BLOCKED</text:span></text:p>
            <text:p text:style-name="psBullet"><text:span text:style-name="tsBullet">◆ Allowing a container port in strict mode</text:span></text:p>
          </draw:text-box>
        </draw:frame>
        <presentation:notes>
          <draw:frame draw:style-name="gsFrame" svg:x="2cm" svg:y="14cm" svg:width="29cm" svg:height="10cm" presentation:class="notes">
            <draw:text-box>
              <text:p text:style-name="psCode"><text:span text:style-name="tsDiag">◆ Why use strict mode?</text:span></text:p>
              <text:p text:style-name="psCode"><text:span text:style-name="tsDiag">→ Audit trail: All open ports are visible in firewall-cmd --list-all</text:span></text:p>
              <text:p text:style-name="psCode"><text:span text:style-name="tsDiag">→ Least privilege: Containers only get access you explicitly grant</text:span></text:p>
              <text:p text:style-name="psCode"><text:span text:style-name="tsDiag">→ Operator control: Container runtime can't accidentally expose ports</text:span></text:p>
              <text:p text:style-name="psCode"><text:span text:style-name="tsDiag">→ Compliance: Some security frameworks require explicit firewall rules for all open ports</text:span></text:p>
              <text:p text:style-name="psCode"><text:span text:style-name="tsDiag"> </text:span></text:p>
              <text:p text:style-name="psCode"><text:span text:style-name="tsDiag">In strict mode, firewalld controls all forwarding. Container-published ports</text:span></text:p>
              <text:p text:style-name="psCode"><text:span text:style-name="tsDiag">require explicit firewalld forward-port rules.</text:span></text:p>
              <text:p text:style-name="psCode"><text:span text:style-name="tsDiag"> </text:span></text:p>
              <text:p text:style-name="psCode"><text:span text:style-name="tsDiag">```bash</text:span></text:p>
              <text:p text:style-name="psCode"><text:span text:style-name="tsDiag">sed -i 's/^StrictForwardPorts=.*/StrictForwardPorts=yes/' /etc/firewalld/firewalld.conf</text:span></text:p>
              <text:p text:style-name="psCode"><text:span text:style-name="tsDiag">echo "StrictForwardPorts=yes" &gt;&gt; /etc/firewalld/firewalld.conf</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What this means in practice</text:span></text:p>
              <text:p text:style-name="psCode"><text:span text:style-name="tsDiag"> </text:span></text:p>
              <text:p text:style-name="psCode"><text:span text:style-name="tsDiag">1. Container publishes port 8080 (adds its DNAT rule)</text:span></text:p>
              <text:p text:style-name="psCode"><text:span text:style-name="tsDiag">2. External client connects to port 8080</text:span></text:p>
              <text:p text:style-name="psCode"><text:span text:style-name="tsDiag">3. DNAT rule fires: packet redirected to 172.17.0.2:80</text:span></text:p>
              <text:p text:style-name="psCode"><text:span text:style-name="tsDiag">4. **firewalld's forward check:** Is this forwarded traffic allowed?</text:span></text:p>
              <text:p text:style-name="psCode"><text:span text:style-name="tsDiag">5. No explicit forward-port rule in firewalld → **BLOCKED**</text:span></text:p>
              <text:p text:style-name="psCode"><text:span text:style-name="tsDiag"> </text:span></text:p>
              <text:p text:style-name="psCode"><text:span text:style-name="tsDiag">### Allowing a container port in strict mode</text:span></text:p>
              <text:p text:style-name="psCode"><text:span text:style-name="tsDiag"> </text:span></text:p>
              <text:p text:style-name="psCode"><text:span text:style-name="tsDiag">```bash</text:span></text:p>
              <text:p text:style-name="psCode"><text:span text:style-name="tsDiag">podman inspect my_container --format '{{.NetworkSettings.IPAddress}}'</text:span></text:p>
              <text:p text:style-name="psCode"><text:span text:style-name="tsDiag"> </text:span></text:p>
              <text:p text:style-name="psCode"><text:span text:style-name="tsDiag">firewall-cmd --permanent --zone=public \</text:span></text:p>
              <text:p text:style-name="psCode"><text:span text:style-name="tsDiag">  --add-forward-port=port=8080:proto=tcp:toport=80:toaddr=172.17.0.2</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text:span></text:p>
              <text:p text:style-name="psCode"><text:span text:style-name="tsDiag"> </text:span></text:p>
              <text:p text:style-name="psCode"><text:span text:style-name="tsDiag">### Why use strict mode?</text:span></text:p>
              <text:p text:style-name="psCode"><text:span text:style-name="tsDiag"> </text:span></text:p>
              <text:p text:style-name="psCode"><text:span text:style-name="tsDiag">1. **Audit trail:** All open ports are visible in `firewall-cmd --list-all`</text:span></text:p>
              <text:p text:style-name="psCode"><text:span text:style-name="tsDiag">2. **Least privilege:** Containers only get access you explicitly grant</text:span></text:p>
              <text:p text:style-name="psCode"><text:span text:style-name="tsDiag">3. **Operator control:** Container runtime can't accidentally expose ports</text:span></text:p>
              <text:p text:style-name="psCode"><text:span text:style-name="tsDiag">4. **Compliance:** Some security frameworks require explicit firewall rules for</text:span></text:p>
              <text:p text:style-name="psCode"><text:span text:style-name="tsDiag">   all open ports</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5. Strict Mode: StrictForwardPorts=yes — BASH</text:span></text:p>
          </draw:text-box>
        </draw:frame>
        <draw:frame draw:style-name="gsCode" svg:x="1cm" svg:y="3.3cm" svg:width="31.87cm" svg:height="15.2cm">
          <draw:text-box>
            <text:p text:style-name="psCode"><text:span text:style-name="tsCodeDyn_11_A8FF60_DejaVuSansMono">sed -i 's/^StrictForwardPorts=.*/StrictForwardPorts=yes/' /etc/firewalld/firewalld.conf</text:span><text:line-break/><text:span text:style-name="tsCodeDyn_11_A8FF60_DejaVuSansMono">echo "StrictForwardPorts=yes" &gt;&gt; /etc/firewalld/firewalld.conf</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podman inspect my_container --format '{{.NetworkSettings.IPAddress}}'</text:span><text:line-break/><text:span text:style-name="tsCodeDyn_11_A8FF60_DejaVuSansMono"> </text:span><text:line-break/><text:span text:style-name="tsCodeDyn_11_A8FF60_DejaVuSansMono">firewall-cmd --permanent --zone=public \</text:span><text:line-break/><text:span text:style-name="tsCodeDyn_11_A8FF60_DejaVuSansMono">  --add-forward-port=port=8080:proto=tcp:toport=80:toaddr=172.17.0.2</text:span><text:line-break/><text:span text:style-name="tsCodeDyn_11_A8FF60_DejaVuSansMono"> </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sed -i 's/^StrictForwardPorts=.*/StrictForwardPorts=yes/' /etc/firewalld/firewalld.conf</text:span></text:p>
              <text:p text:style-name="psCode"><text:span text:style-name="tsDiag">echo "StrictForwardPorts=yes" &gt;&gt; /etc/firewalld/firewalld.con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podman inspect my_container --format '{{.NetworkSettings.IPAddress}}'</text:span></text:p>
              <text:p text:style-name="psCode"><text:span text:style-name="tsDiag"> </text:span></text:p>
              <text:p text:style-name="psCode"><text:span text:style-name="tsDiag">firewall-cmd --permanent --zone=public \</text:span></text:p>
              <text:p text:style-name="psCode"><text:span text:style-name="tsDiag">  --add-forward-port=port=8080:proto=tcp:toport=80:toaddr=172.17.0.2</text:span></text:p>
              <text:p text:style-name="psCode"><text:span text:style-name="tsDiag"> </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6. Binding Container Networks to Zones</text:span></text:p>
          </draw:text-box>
        </draw:frame>
        <draw:frame draw:style-name="gsFrame" svg:x="1cm" svg:y="2.9cm" svg:width="31.87cm" svg:height="15.5cm">
          <draw:text-box>
            <text:p text:style-name="psBullet"><text:span text:style-name="tsBullet">To apply zone-level rules to container traffic, bind the container network's bridge interface or CIDR to a firewalld zone.</text:span></text:p>
            <text:p text:style-name="psBullet"><text:span text:style-name="tsBullet">◆ Binding a container bridge interface to a zone</text:span></text:p>
            <text:p text:style-name="psBullet"><text:span text:style-name="tsBullet">◆ Binding a container network CIDR to a zone</text:span></text:p>
            <text:p text:style-name="psBullet"><text:span text:style-name="tsBullet">More reliable than interface binding (bridge names can change):</text:span></text:p>
            <text:p text:style-name="psBullet"><text:span text:style-name="tsBullet">◆ Creating a dedicated container zone</text:span></text:p>
            <text:p text:style-name="psBullet"><text:span text:style-name="tsBullet">For better organisation, create a zone specifically for container traffic:</text:span></text:p>
          </draw:text-box>
        </draw:frame>
        <presentation:notes>
          <draw:frame draw:style-name="gsFrame" svg:x="2cm" svg:y="14cm" svg:width="29cm" svg:height="10cm" presentation:class="notes">
            <draw:text-box>
              <text:p text:style-name="psCode"><text:span text:style-name="tsDiag">To apply zone-level rules to container traffic, bind the container network's</text:span></text:p>
              <text:p text:style-name="psCode"><text:span text:style-name="tsDiag">bridge interface or CIDR to a firewalld zone.</text:span></text:p>
              <text:p text:style-name="psCode"><text:span text:style-name="tsDiag"> </text:span></text:p>
              <text:p text:style-name="psCode"><text:span text:style-name="tsDiag">### Binding a container bridge interface to a zone</text:span></text:p>
              <text:p text:style-name="psCode"><text:span text:style-name="tsDiag"> </text:span></text:p>
              <text:p text:style-name="psCode"><text:span text:style-name="tsDiag">```bash</text:span></text:p>
              <text:p text:style-name="psCode"><text:span text:style-name="tsDiag">podman network inspect mynet --format '{{.NetworkInterface}}'</text:span></text:p>
              <text:p text:style-name="psCode"><text:span text:style-name="tsDiag"> </text:span></text:p>
              <text:p text:style-name="psCode"><text:span text:style-name="tsDiag">firewall-cmd --permanent --zone=internal --add-interface=podman1</text:span></text:p>
              <text:p text:style-name="psCode"><text:span text:style-name="tsDiag">firewall-cmd --reload</text:span></text:p>
              <text:p text:style-name="psCode"><text:span text:style-name="tsDiag"> </text:span></text:p>
              <text:p text:style-name="psCode"><text:span text:style-name="tsDiag">```</text:span></text:p>
              <text:p text:style-name="psCode"><text:span text:style-name="tsDiag"> </text:span></text:p>
              <text:p text:style-name="psCode"><text:span text:style-name="tsDiag">### Binding a container network CIDR to a zone</text:span></text:p>
              <text:p text:style-name="psCode"><text:span text:style-name="tsDiag"> </text:span></text:p>
              <text:p text:style-name="psCode"><text:span text:style-name="tsDiag">More reliable than interface binding (bridge names can change):</text:span></text:p>
              <text:p text:style-name="psCode"><text:span text:style-name="tsDiag"> </text:span></text:p>
              <text:p text:style-name="psCode"><text:span text:style-name="tsDiag">```bash</text:span></text:p>
              <text:p text:style-name="psCode"><text:span text:style-name="tsDiag">podman network inspect mynet --format '{{range .Subnets}}{{.Subnet}}{{end}}'</text:span></text:p>
              <text:p text:style-name="psCode"><text:span text:style-name="tsDiag"> </text:span></text:p>
              <text:p text:style-name="psCode"><text:span text:style-name="tsDiag">firewall-cmd --permanent --zone=internal --add-source=172.20.10.0/24</text:span></text:p>
              <text:p text:style-name="psCode"><text:span text:style-name="tsDiag">firewall-cmd --reload</text:span></text:p>
              <text:p text:style-name="psCode"><text:span text:style-name="tsDiag"> </text:span></text:p>
              <text:p text:style-name="psCode"><text:span text:style-name="tsDiag">```</text:span></text:p>
              <text:p text:style-name="psCode"><text:span text:style-name="tsDiag"> </text:span></text:p>
              <text:p text:style-name="psCode"><text:span text:style-name="tsDiag">### Creating a dedicated container zone</text:span></text:p>
              <text:p text:style-name="psCode"><text:span text:style-name="tsDiag"> </text:span></text:p>
              <text:p text:style-name="psCode"><text:span text:style-name="tsDiag">For better organisation, create a zone specifically for container traffic:</text:span></text:p>
              <text:p text:style-name="psCode"><text:span text:style-name="tsDiag"> </text:span></text:p>
              <text:p text:style-name="psCode"><text:span text:style-name="tsDiag">```bash</text:span></text:p>
              <text:p text:style-name="psCode"><text:span text:style-name="tsDiag">firewall-cmd --permanent --new-zone=containers</text:span></text:p>
              <text:p text:style-name="psCode"><text:span text:style-name="tsDiag">firewall-cmd --permanent --zone=containers --set-target=REJECT</text:span></text:p>
              <text:p text:style-name="psCode"><text:span text:style-name="tsDiag"> </text:span></text:p>
              <text:p text:style-name="psCode"><text:span text:style-name="tsDiag">firewall-cmd --permanent --zone=containers --add-service=http</text:span></text:p>
              <text:p text:style-name="psCode"><text:span text:style-name="tsDiag">firewall-cmd --permanent --zone=containers --add-service=https</text:span></text:p>
              <text:p text:style-name="psCode"><text:span text:style-name="tsDiag">firewall-cmd --permanent --zone=containers --add-service=dns</text:span></text:p>
              <text:p text:style-name="psCode"><text:span text:style-name="tsDiag"> </text:span></text:p>
              <text:p text:style-name="psCode"><text:span text:style-name="tsDiag">firewall-cmd --permanent --zone=containers --add-source=172.17.0.0/16  # podman default</text:span></text:p>
              <text:p text:style-name="psCode"><text:span text:style-name="tsDiag">firewall-cmd --permanent --zone=containers --add-source=10.88.0.0/16   # podman default v2</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6. Binding Container Networks to Zones — BASH</text:span></text:p>
          </draw:text-box>
        </draw:frame>
        <draw:frame draw:style-name="gsCode" svg:x="1cm" svg:y="3.3cm" svg:width="31.87cm" svg:height="15.2cm">
          <draw:text-box>
            <text:p text:style-name="psCode"><text:span text:style-name="tsCodeDyn_11_A8FF60_DejaVuSansMono">podman network inspect mynet --format '{{.NetworkInterface}}'</text:span><text:line-break/><text:span text:style-name="tsCodeDyn_11_A8FF60_DejaVuSansMono"> </text:span><text:line-break/><text:span text:style-name="tsCodeDyn_11_A8FF60_DejaVuSansMono">firewall-cmd --permanent --zone=internal --add-interface=podman1</text:span><text:line-break/><text:span text:style-name="tsCodeDyn_11_A8FF60_DejaVuSansMono">firewall-cmd --reload</text:span><text:line-break/><text:span text:style-name="tsCodeDyn_11_A8FF60_DejaVuSansMono"> </text:span><text:line-break/><text:span text:style-name="tsCodeDyn_11_A8FF60_DejaVuSansMono"> </text:span><text:line-break/><text:span text:style-name="tsCodeDyn_11_A8FF60_DejaVuSansMono">podman network inspect mynet --format '{{range .Subnets}}{{.Subnet}}{{end}}'</text:span><text:line-break/><text:span text:style-name="tsCodeDyn_11_A8FF60_DejaVuSansMono"> </text:span><text:line-break/><text:span text:style-name="tsCodeDyn_11_A8FF60_DejaVuSansMono">firewall-cmd --permanent --zone=internal --add-source=172.20.10.0/24</text:span><text:line-break/><text:span text:style-name="tsCodeDyn_11_A8FF60_DejaVuSansMono">firewall-cmd --reload</text:span><text:line-break/><text:span text:style-name="tsCodeDyn_11_A8FF60_DejaVuSansMono"> </text:span><text:line-break/><text:span text:style-name="tsCodeDyn_11_A8FF60_DejaVuSansMono"> </text:span><text:line-break/><text:span text:style-name="tsCodeDyn_11_A8FF60_DejaVuSansMono">firewall-cmd --permanent --new-zone=containers</text:span><text:line-break/><text:span text:style-name="tsCodeDyn_11_A8FF60_DejaVuSansMono">firewall-cmd --permanent --zone=containers --set-target=REJECT</text:span><text:line-break/><text:span text:style-name="tsCodeDyn_11_A8FF60_DejaVuSansMono"> </text:span><text:line-break/><text:span text:style-name="tsCodeDyn_11_A8FF60_DejaVuSansMono">firewall-cmd --permanent --zone=containers --add-service=http</text:span><text:line-break/><text:span text:style-name="tsCodeDyn_11_A8FF60_DejaVuSansMono">firewall-cmd --permanent --zone=containers --add-service=https</text:span><text:line-break/><text:span text:style-name="tsCodeDyn_11_A8FF60_DejaVuSansMono">firewall-cmd --permanent --zone=containers --add-service=dns</text:span><text:line-break/><text:span text:style-name="tsCodeDyn_11_A8FF60_DejaVuSansMono"> </text:span><text:line-break/><text:span text:style-name="tsCodeDyn_11_A8FF60_DejaVuSansMono">firewall-cmd --permanent --zone=containers --add-source=172.17.0.0/16  # podman default</text:span><text:line-break/><text:span text:style-name="tsCodeDyn_11_A8FF60_DejaVuSansMono">firewall-cmd --permanent --zone=containers --add-source=10.88.0.0/16   # podman default v2</text:span><text:line-break/><text:span text:style-name="tsCodeDyn_11_A8FF60_DejaVuSansMono"> </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podman network inspect mynet --format '{{.NetworkInterface}}'</text:span></text:p>
              <text:p text:style-name="psCode"><text:span text:style-name="tsDiag"> </text:span></text:p>
              <text:p text:style-name="psCode"><text:span text:style-name="tsDiag">firewall-cmd --permanent --zone=internal --add-interface=podman1</text:span></text:p>
              <text:p text:style-name="psCode"><text:span text:style-name="tsDiag">firewall-cmd --reload</text:span></text:p>
              <text:p text:style-name="psCode"><text:span text:style-name="tsDiag"> </text:span></text:p>
              <text:p text:style-name="psCode"><text:span text:style-name="tsDiag"> </text:span></text:p>
              <text:p text:style-name="psCode"><text:span text:style-name="tsDiag">podman network inspect mynet --format '{{range .Subnets}}{{.Subnet}}{{end}}'</text:span></text:p>
              <text:p text:style-name="psCode"><text:span text:style-name="tsDiag"> </text:span></text:p>
              <text:p text:style-name="psCode"><text:span text:style-name="tsDiag">firewall-cmd --permanent --zone=internal --add-source=172.20.10.0/24</text:span></text:p>
              <text:p text:style-name="psCode"><text:span text:style-name="tsDiag">firewall-cmd --reload</text:span></text:p>
              <text:p text:style-name="psCode"><text:span text:style-name="tsDiag"> </text:span></text:p>
              <text:p text:style-name="psCode"><text:span text:style-name="tsDiag"> </text:span></text:p>
              <text:p text:style-name="psCode"><text:span text:style-name="tsDiag">firewall-cmd --permanent --new-zone=containers</text:span></text:p>
              <text:p text:style-name="psCode"><text:span text:style-name="tsDiag">firewall-cmd --permanent --zone=containers --set-target=REJECT</text:span></text:p>
              <text:p text:style-name="psCode"><text:span text:style-name="tsDiag"> </text:span></text:p>
              <text:p text:style-name="psCode"><text:span text:style-name="tsDiag">firewall-cmd --permanent --zone=containers --add-service=http</text:span></text:p>
              <text:p text:style-name="psCode"><text:span text:style-name="tsDiag">firewall-cmd --permanent --zone=containers --add-service=https</text:span></text:p>
              <text:p text:style-name="psCode"><text:span text:style-name="tsDiag">firewall-cmd --permanent --zone=containers --add-service=dns</text:span></text:p>
              <text:p text:style-name="psCode"><text:span text:style-name="tsDiag"> </text:span></text:p>
              <text:p text:style-name="psCode"><text:span text:style-name="tsDiag">firewall-cmd --permanent --zone=containers --add-source=172.17.0.0/16  # podman default</text:span></text:p>
              <text:p text:style-name="psCode"><text:span text:style-name="tsDiag">firewall-cmd --permanent --zone=containers --add-source=10.88.0.0/16   # podman default v2</text:span></text:p>
              <text:p text:style-name="psCode"><text:span text:style-name="tsDiag"> </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7. Container-to-Host Traffic Policies</text:span></text:p>
          </draw:text-box>
        </draw:frame>
        <draw:frame draw:style-name="gsFrame" svg:x="1cm" svg:y="2.9cm" svg:width="31.87cm" svg:height="15.5cm">
          <draw:text-box>
            <text:p text:style-name="psBullet"><text:span text:style-name="tsBullet">Containers often need to reach services on the host (database, message queue, APIs). Use policies with the HOST pseudo-zone.</text:span></text:p>
            <text:p text:style-name="psBullet"><text:span text:style-name="tsBullet">◆ Allow containers to reach a specific host service</text:span></text:p>
            <text:p text:style-name="psBullet"><text:span text:style-name="tsBullet">◆ Allow host to reach container (management/monitoring)</text:span></text:p>
          </draw:text-box>
        </draw:frame>
        <presentation:notes>
          <draw:frame draw:style-name="gsFrame" svg:x="2cm" svg:y="14cm" svg:width="29cm" svg:height="10cm" presentation:class="notes">
            <draw:text-box>
              <text:p text:style-name="psCode"><text:span text:style-name="tsDiag">Containers often need to reach services on the host (database, message queue,</text:span></text:p>
              <text:p text:style-name="psCode"><text:span text:style-name="tsDiag">APIs). Use policies with the `HOST` pseudo-zone.</text:span></text:p>
              <text:p text:style-name="psCode"><text:span text:style-name="tsDiag"> </text:span></text:p>
              <text:p text:style-name="psCode"><text:span text:style-name="tsDiag">### Allow containers to reach a specific host service</text:span></text:p>
              <text:p text:style-name="psCode"><text:span text:style-name="tsDiag"> </text:span></text:p>
              <text:p text:style-name="psCode"><text:span text:style-name="tsDiag">```bash</text:span></text:p>
              <text:p text:style-name="psCode"><text:span text:style-name="tsDiag">firewall-cmd --permanent --new-policy containers_to_host</text:span></text:p>
              <text:p text:style-name="psCode"><text:span text:style-name="tsDiag">firewall-cmd --permanent --policy containers_to_host \</text:span></text:p>
              <text:p text:style-name="psCode"><text:span text:style-name="tsDiag">  --add-ingress-zone internal \</text:span></text:p>
              <text:p text:style-name="psCode"><text:span text:style-name="tsDiag">  --add-egress-zone HOST</text:span></text:p>
              <text:p text:style-name="psCode"><text:span text:style-name="tsDiag">firewall-cmd --permanent --policy containers_to_host --set-target REJECT</text:span></text:p>
              <text:p text:style-name="psCode"><text:span text:style-name="tsDiag">firewall-cmd --permanent --policy containers_to_host \</text:span></text:p>
              <text:p text:style-name="psCode"><text:span text:style-name="tsDiag">  --add-port 9000/tcp</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Allow host to reach container (management/monitoring)</text:span></text:p>
              <text:p text:style-name="psCode"><text:span text:style-name="tsDiag"> </text:span></text:p>
              <text:p text:style-name="psCode"><text:span text:style-name="tsDiag">```bash</text:span></text:p>
              <text:p text:style-name="psCode"><text:span text:style-name="tsDiag">firewall-cmd --permanent --new-policy host_to_containers</text:span></text:p>
              <text:p text:style-name="psCode"><text:span text:style-name="tsDiag">firewall-cmd --permanent --policy host_to_containers \</text:span></text:p>
              <text:p text:style-name="psCode"><text:span text:style-name="tsDiag">  --add-ingress-zone HOST \</text:span></text:p>
              <text:p text:style-name="psCode"><text:span text:style-name="tsDiag">  --add-egress-zone internal</text:span></text:p>
              <text:p text:style-name="psCode"><text:span text:style-name="tsDiag">firewall-cmd --permanent --policy host_to_containers --set-target ACCEPT</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7. Container-to-Host Traffic Policies — BASH</text:span></text:p>
          </draw:text-box>
        </draw:frame>
        <draw:frame draw:style-name="gsCode" svg:x="1cm" svg:y="3.3cm" svg:width="31.87cm" svg:height="15.2cm">
          <draw:text-box>
            <text:p text:style-name="psCode"><text:span text:style-name="tsCodeDyn_11_A8FF60_DejaVuSansMono">firewall-cmd --permanent --new-policy containers_to_host</text:span><text:line-break/><text:span text:style-name="tsCodeDyn_11_A8FF60_DejaVuSansMono">firewall-cmd --permanent --policy containers_to_host \</text:span><text:line-break/><text:span text:style-name="tsCodeDyn_11_A8FF60_DejaVuSansMono">  --add-ingress-zone internal \</text:span><text:line-break/><text:span text:style-name="tsCodeDyn_11_A8FF60_DejaVuSansMono">  --add-egress-zone HOST</text:span><text:line-break/><text:span text:style-name="tsCodeDyn_11_A8FF60_DejaVuSansMono">firewall-cmd --permanent --policy containers_to_host --set-target REJECT</text:span><text:line-break/><text:span text:style-name="tsCodeDyn_11_A8FF60_DejaVuSansMono">firewall-cmd --permanent --policy containers_to_host \</text:span><text:line-break/><text:span text:style-name="tsCodeDyn_11_A8FF60_DejaVuSansMono">  --add-port 9000/tcp</text:span><text:line-break/><text:span text:style-name="tsCodeDyn_11_A8FF60_DejaVuSansMono">firewall-cmd --reload</text:span><text:line-break/><text:span text:style-name="tsCodeDyn_11_A8FF60_DejaVuSansMono"> </text:span><text:line-break/><text:span text:style-name="tsCodeDyn_11_A8FF60_DejaVuSansMono">firewall-cmd --permanent --new-policy host_to_containers</text:span><text:line-break/><text:span text:style-name="tsCodeDyn_11_A8FF60_DejaVuSansMono">firewall-cmd --permanent --policy host_to_containers \</text:span><text:line-break/><text:span text:style-name="tsCodeDyn_11_A8FF60_DejaVuSansMono">  --add-ingress-zone HOST \</text:span><text:line-break/><text:span text:style-name="tsCodeDyn_11_A8FF60_DejaVuSansMono">  --add-egress-zone internal</text:span><text:line-break/><text:span text:style-name="tsCodeDyn_11_A8FF60_DejaVuSansMono">firewall-cmd --permanent --policy host_to_containers --set-target ACCEPT</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firewall-cmd --permanent --new-policy containers_to_host</text:span></text:p>
              <text:p text:style-name="psCode"><text:span text:style-name="tsDiag">firewall-cmd --permanent --policy containers_to_host \</text:span></text:p>
              <text:p text:style-name="psCode"><text:span text:style-name="tsDiag">  --add-ingress-zone internal \</text:span></text:p>
              <text:p text:style-name="psCode"><text:span text:style-name="tsDiag">  --add-egress-zone HOST</text:span></text:p>
              <text:p text:style-name="psCode"><text:span text:style-name="tsDiag">firewall-cmd --permanent --policy containers_to_host --set-target REJECT</text:span></text:p>
              <text:p text:style-name="psCode"><text:span text:style-name="tsDiag">firewall-cmd --permanent --policy containers_to_host \</text:span></text:p>
              <text:p text:style-name="psCode"><text:span text:style-name="tsDiag">  --add-port 9000/tcp</text:span></text:p>
              <text:p text:style-name="psCode"><text:span text:style-name="tsDiag">firewall-cmd --reload</text:span></text:p>
              <text:p text:style-name="psCode"><text:span text:style-name="tsDiag"> </text:span></text:p>
              <text:p text:style-name="psCode"><text:span text:style-name="tsDiag">firewall-cmd --permanent --new-policy host_to_containers</text:span></text:p>
              <text:p text:style-name="psCode"><text:span text:style-name="tsDiag">firewall-cmd --permanent --policy host_to_containers \</text:span></text:p>
              <text:p text:style-name="psCode"><text:span text:style-name="tsDiag">  --add-ingress-zone HOST \</text:span></text:p>
              <text:p text:style-name="psCode"><text:span text:style-name="tsDiag">  --add-egress-zone internal</text:span></text:p>
              <text:p text:style-name="psCode"><text:span text:style-name="tsDiag">firewall-cmd --permanent --policy host_to_containers --set-target ACCEPT</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8. Container-to-Container Cross-Network Policies</text:span></text:p>
          </draw:text-box>
        </draw:frame>
        <draw:frame draw:style-name="gsFrame" svg:x="1cm" svg:y="2.9cm" svg:width="31.87cm" svg:height="15.5cm">
          <draw:text-box>
            <text:p text:style-name="psBullet"><text:span text:style-name="tsBullet">By default, containers on different Podman networks cannot communicate with each other. Use policies to enable specific cross-network traffic.</text:span></text:p>
          </draw:text-box>
        </draw:frame>
        <presentation:notes>
          <draw:frame draw:style-name="gsFrame" svg:x="2cm" svg:y="14cm" svg:width="29cm" svg:height="10cm" presentation:class="notes">
            <draw:text-box>
              <text:p text:style-name="psCode"><text:span text:style-name="tsDiag">By default, containers on different Podman networks cannot communicate with each</text:span></text:p>
              <text:p text:style-name="psCode"><text:span text:style-name="tsDiag">other. Use policies to enable specific cross-network traffic.</text:span></text:p>
              <text:p text:style-name="psCode"><text:span text:style-name="tsDiag"> </text:span></text:p>
              <text:p text:style-name="psCode"><text:span text:style-name="tsDiag">```bash</text:span></text:p>
              <text:p text:style-name="psCode"><text:span text:style-name="tsDiag">podman network create --subnet 172.20.10.0/24 net-frontend</text:span></text:p>
              <text:p text:style-name="psCode"><text:span text:style-name="tsDiag">podman network create --subnet 172.20.11.0/24 net-backend</text:span></text:p>
              <text:p text:style-name="psCode"><text:span text:style-name="tsDiag"> </text:span></text:p>
              <text:p text:style-name="psCode"><text:span text:style-name="tsDiag">firewall-cmd --permanent --new-zone=zone-frontend</text:span></text:p>
              <text:p text:style-name="psCode"><text:span text:style-name="tsDiag">firewall-cmd --permanent --zone=zone-frontend --add-source=172.20.10.0/24</text:span></text:p>
              <text:p text:style-name="psCode"><text:span text:style-name="tsDiag"> </text:span></text:p>
              <text:p text:style-name="psCode"><text:span text:style-name="tsDiag">firewall-cmd --permanent --new-zone=zone-backend</text:span></text:p>
              <text:p text:style-name="psCode"><text:span text:style-name="tsDiag">firewall-cmd --permanent --zone=zone-backend --add-source=172.20.11.0/24</text:span></text:p>
              <text:p text:style-name="psCode"><text:span text:style-name="tsDiag"> </text:span></text:p>
              <text:p text:style-name="psCode"><text:span text:style-name="tsDiag">firewall-cmd --permanent --new-policy frontend_to_backend</text:span></text:p>
              <text:p text:style-name="psCode"><text:span text:style-name="tsDiag">firewall-cmd --permanent --policy frontend_to_backend \</text:span></text:p>
              <text:p text:style-name="psCode"><text:span text:style-name="tsDiag">  --add-ingress-zone zone-frontend \</text:span></text:p>
              <text:p text:style-name="psCode"><text:span text:style-name="tsDiag">  --add-egress-zone zone-backend</text:span></text:p>
              <text:p text:style-name="psCode"><text:span text:style-name="tsDiag">firewall-cmd --permanent --policy frontend_to_backend --set-target REJECT</text:span></text:p>
              <text:p text:style-name="psCode"><text:span text:style-name="tsDiag">firewall-cmd --permanent --policy frontend_to_backend --add-port 5432/tcp</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Container-to-Container Cross-Network Policies — BASH</text:span></text:p>
          </draw:text-box>
        </draw:frame>
        <draw:frame draw:style-name="gsCode" svg:x="1cm" svg:y="3.3cm" svg:width="31.87cm" svg:height="15.2cm">
          <draw:text-box>
            <text:p text:style-name="psCode"><text:span text:style-name="tsCodeDyn_11_A8FF60_DejaVuSansMono">podman network create --subnet 172.20.10.0/24 net-frontend</text:span><text:line-break/><text:span text:style-name="tsCodeDyn_11_A8FF60_DejaVuSansMono">podman network create --subnet 172.20.11.0/24 net-backend</text:span><text:line-break/><text:span text:style-name="tsCodeDyn_11_A8FF60_DejaVuSansMono"> </text:span><text:line-break/><text:span text:style-name="tsCodeDyn_11_A8FF60_DejaVuSansMono">firewall-cmd --permanent --new-zone=zone-frontend</text:span><text:line-break/><text:span text:style-name="tsCodeDyn_11_A8FF60_DejaVuSansMono">firewall-cmd --permanent --zone=zone-frontend --add-source=172.20.10.0/24</text:span><text:line-break/><text:span text:style-name="tsCodeDyn_11_A8FF60_DejaVuSansMono"> </text:span><text:line-break/><text:span text:style-name="tsCodeDyn_11_A8FF60_DejaVuSansMono">firewall-cmd --permanent --new-zone=zone-backend</text:span><text:line-break/><text:span text:style-name="tsCodeDyn_11_A8FF60_DejaVuSansMono">firewall-cmd --permanent --zone=zone-backend --add-source=172.20.11.0/24</text:span><text:line-break/><text:span text:style-name="tsCodeDyn_11_A8FF60_DejaVuSansMono"> </text:span><text:line-break/><text:span text:style-name="tsCodeDyn_11_A8FF60_DejaVuSansMono">firewall-cmd --permanent --new-policy frontend_to_backend</text:span><text:line-break/><text:span text:style-name="tsCodeDyn_11_A8FF60_DejaVuSansMono">firewall-cmd --permanent --policy frontend_to_backend \</text:span><text:line-break/><text:span text:style-name="tsCodeDyn_11_A8FF60_DejaVuSansMono">  --add-ingress-zone zone-frontend \</text:span><text:line-break/><text:span text:style-name="tsCodeDyn_11_A8FF60_DejaVuSansMono">  --add-egress-zone zone-backend</text:span><text:line-break/><text:span text:style-name="tsCodeDyn_11_A8FF60_DejaVuSansMono">firewall-cmd --permanent --policy frontend_to_backend --set-target REJECT</text:span><text:line-break/><text:span text:style-name="tsCodeDyn_11_A8FF60_DejaVuSansMono">firewall-cmd --permanent --policy frontend_to_backend --add-port 5432/tcp</text:span><text:line-break/><text:span text:style-name="tsCodeDyn_11_A8FF60_DejaVuSansMono"> </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podman network create --subnet 172.20.10.0/24 net-frontend</text:span></text:p>
              <text:p text:style-name="psCode"><text:span text:style-name="tsDiag">podman network create --subnet 172.20.11.0/24 net-backend</text:span></text:p>
              <text:p text:style-name="psCode"><text:span text:style-name="tsDiag"> </text:span></text:p>
              <text:p text:style-name="psCode"><text:span text:style-name="tsDiag">firewall-cmd --permanent --new-zone=zone-frontend</text:span></text:p>
              <text:p text:style-name="psCode"><text:span text:style-name="tsDiag">firewall-cmd --permanent --zone=zone-frontend --add-source=172.20.10.0/24</text:span></text:p>
              <text:p text:style-name="psCode"><text:span text:style-name="tsDiag"> </text:span></text:p>
              <text:p text:style-name="psCode"><text:span text:style-name="tsDiag">firewall-cmd --permanent --new-zone=zone-backend</text:span></text:p>
              <text:p text:style-name="psCode"><text:span text:style-name="tsDiag">firewall-cmd --permanent --zone=zone-backend --add-source=172.20.11.0/24</text:span></text:p>
              <text:p text:style-name="psCode"><text:span text:style-name="tsDiag"> </text:span></text:p>
              <text:p text:style-name="psCode"><text:span text:style-name="tsDiag">firewall-cmd --permanent --new-policy frontend_to_backend</text:span></text:p>
              <text:p text:style-name="psCode"><text:span text:style-name="tsDiag">firewall-cmd --permanent --policy frontend_to_backend \</text:span></text:p>
              <text:p text:style-name="psCode"><text:span text:style-name="tsDiag">  --add-ingress-zone zone-frontend \</text:span></text:p>
              <text:p text:style-name="psCode"><text:span text:style-name="tsDiag">  --add-egress-zone zone-backend</text:span></text:p>
              <text:p text:style-name="psCode"><text:span text:style-name="tsDiag">firewall-cmd --permanent --policy frontend_to_backend --set-target REJECT</text:span></text:p>
              <text:p text:style-name="psCode"><text:span text:style-name="tsDiag">firewall-cmd --permanent --policy frontend_to_backend --add-port 5432/tcp</text:span></text:p>
              <text:p text:style-name="psCode"><text:span text:style-name="tsDiag"> </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9. Disabling Container Runtime Firewall Management</text:span></text:p>
          </draw:text-box>
        </draw:frame>
        <draw:frame draw:style-name="gsFrame" svg:x="1cm" svg:y="2.9cm" svg:width="31.87cm" svg:height="15.5cm">
          <draw:text-box>
            <text:p text:style-name="psBullet"><text:span text:style-name="tsBullet">For maximum firewalld control, disable the container runtime's ability to manage firewall rules.</text:span></text:p>
            <text:p text:style-name="psBullet"><text:span text:style-name="tsBullet">◆ Podman 5.x with Netavark</text:span></text:p>
            <text:p text:style-name="psBullet"><text:span text:style-name="tsBullet">Configure Netavark to not manage firewall rules by setting the firewall driver to none in the network configuration:</text:span></text:p>
            <text:p text:style-name="psBullet"><text:span text:style-name="tsBullet">Or per-network:</text:span></text:p>
            <text:p text:style-name="psBullet"><text:span text:style-name="tsBullet">◆ Docker</text:span></text:p>
            <text:p text:style-name="psBullet"><text:span text:style-name="tsBullet">💡 ⚠️  IMPORTANT — Disabling runtime firewall management When you disable the runtime's firewall management, containers can still run but: 1. Published ports (-p) won't work until you add explicit DNAT rules via firewalld 2. Container-to-internet traffic won't work until you add masquerade rules for the container network</text:span></text:p>
            <text:p text:style-name="psBullet"><text:span text:style-name="tsBullet">💡 This is the "strict ownership" model — you get complete control but must configure everything explicitly.</text:span></text:p>
          </draw:text-box>
        </draw:frame>
        <presentation:notes>
          <draw:frame draw:style-name="gsFrame" svg:x="2cm" svg:y="14cm" svg:width="29cm" svg:height="10cm" presentation:class="notes">
            <draw:text-box>
              <text:p text:style-name="psCode"><text:span text:style-name="tsDiag">For maximum firewalld control, disable the container runtime's ability to</text:span></text:p>
              <text:p text:style-name="psCode"><text:span text:style-name="tsDiag">manage firewall rules.</text:span></text:p>
              <text:p text:style-name="psCode"><text:span text:style-name="tsDiag"> </text:span></text:p>
              <text:p text:style-name="psCode"><text:span text:style-name="tsDiag">### Podman 5.x with Netavark</text:span></text:p>
              <text:p text:style-name="psCode"><text:span text:style-name="tsDiag"> </text:span></text:p>
              <text:p text:style-name="psCode"><text:span text:style-name="tsDiag">Configure Netavark to not manage firewall rules by setting the firewall driver</text:span></text:p>
              <text:p text:style-name="psCode"><text:span text:style-name="tsDiag">to `none` in the network configuration:</text:span></text:p>
              <text:p text:style-name="psCode"><text:span text:style-name="tsDiag"> </text:span></text:p>
              <text:p text:style-name="psCode"><text:span text:style-name="tsDiag">```bash</text:span></text:p>
              <text:p text:style-name="psCode"><text:span text:style-name="tsDiag">cat &gt;&gt; /etc/containers/containers.conf &lt;&lt; 'EOF'</text:span></text:p>
              <text:p text:style-name="psCode"><text:span text:style-name="tsDiag">[network]</text:span></text:p>
              <text:p text:style-name="psCode"><text:span text:style-name="tsDiag">firewall_driver = "none"</text:span></text:p>
              <text:p text:style-name="psCode"><text:span text:style-name="tsDiag">EOF</text:span></text:p>
              <text:p text:style-name="psCode"><text:span text:style-name="tsDiag">```</text:span></text:p>
              <text:p text:style-name="psCode"><text:span text:style-name="tsDiag"> </text:span></text:p>
              <text:p text:style-name="psCode"><text:span text:style-name="tsDiag">Or per-network:</text:span></text:p>
              <text:p text:style-name="psCode"><text:span text:style-name="tsDiag"> </text:span></text:p>
              <text:p text:style-name="psCode"><text:span text:style-name="tsDiag">```bash</text:span></text:p>
              <text:p text:style-name="psCode"><text:span text:style-name="tsDiag">podman network create \</text:span></text:p>
              <text:p text:style-name="psCode"><text:span text:style-name="tsDiag">  --opt com.docker.network.bridge.enable_icc=false \</text:span></text:p>
              <text:p text:style-name="psCode"><text:span text:style-name="tsDiag">  --opt com.docker.network.bridge.enable_ip_masquerade=false \</text:span></text:p>
              <text:p text:style-name="psCode"><text:span text:style-name="tsDiag">  isolated-net</text:span></text:p>
              <text:p text:style-name="psCode"><text:span text:style-name="tsDiag">```</text:span></text:p>
              <text:p text:style-name="psCode"><text:span text:style-name="tsDiag"> </text:span></text:p>
              <text:p text:style-name="psCode"><text:span text:style-name="tsDiag">### Docker</text:span></text:p>
              <text:p text:style-name="psCode"><text:span text:style-name="tsDiag"> </text:span></text:p>
              <text:p text:style-name="psCode"><text:span text:style-name="tsDiag">```json</text:span></text:p>
              <text:p text:style-name="psCode"><text:span text:style-name="tsDiag">// /etc/docker/daemon.json</text:span></text:p>
              <text:p text:style-name="psCode"><text:span text:style-name="tsDiag">{</text:span></text:p>
              <text:p text:style-name="psCode"><text:span text:style-name="tsDiag">  "iptables": false</text:span></text:p>
              <text:p text:style-name="psCode"><text:span text:style-name="tsDiag">}</text:span></text:p>
              <text:p text:style-name="psCode"><text:span text:style-name="tsDiag">```</text:span></text:p>
              <text:p text:style-name="psCode"><text:span text:style-name="tsDiag"> </text:span></text:p>
              <text:p text:style-name="psCode"><text:span text:style-name="tsDiag">&gt; **⚠️  IMPORTANT — Disabling runtime firewall management**</text:span></text:p>
              <text:p text:style-name="psCode"><text:span text:style-name="tsDiag">&gt; When you disable the runtime's firewall management, containers can still</text:span></text:p>
              <text:p text:style-name="psCode"><text:span text:style-name="tsDiag">&gt; run but:</text:span></text:p>
              <text:p text:style-name="psCode"><text:span text:style-name="tsDiag">&gt; 1. Published ports (`-p`) won't work until you add explicit DNAT rules via</text:span></text:p>
              <text:p text:style-name="psCode"><text:span text:style-name="tsDiag">&gt;    firewalld</text:span></text:p>
              <text:p text:style-name="psCode"><text:span text:style-name="tsDiag">&gt; 2. Container-to-internet traffic won't work until you add masquerade rules</text:span></text:p>
              <text:p text:style-name="psCode"><text:span text:style-name="tsDiag">&gt;    for the container network</text:span></text:p>
              <text:p text:style-name="psCode"><text:span text:style-name="tsDiag">&gt;</text:span></text:p>
              <text:p text:style-name="psCode"><text:span text:style-name="tsDiag">&gt; This is the "strict ownership" model — you get complete control but must</text:span></text:p>
              <text:p text:style-name="psCode"><text:span text:style-name="tsDiag">&gt; configure everything explicitly.</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9. Disabling Container Runtime Firewall Management — BASH</text:span></text:p>
          </draw:text-box>
        </draw:frame>
        <draw:frame draw:style-name="gsCode" svg:x="1cm" svg:y="3.3cm" svg:width="31.87cm" svg:height="15.2cm">
          <draw:text-box>
            <text:p text:style-name="psCode"><text:span text:style-name="tsCodeDyn_11_A8FF60_DejaVuSansMono">cat &gt;&gt; /etc/containers/containers.conf &lt;&lt; 'EOF'</text:span><text:line-break/><text:span text:style-name="tsCodeDyn_11_A8FF60_DejaVuSansMono">[network]</text:span><text:line-break/><text:span text:style-name="tsCodeDyn_11_A8FF60_DejaVuSansMono">firewall_driver = "none"</text:span><text:line-break/><text:span text:style-name="tsCodeDyn_11_A8FF60_DejaVuSansMono">EOF</text:span><text:line-break/><text:span text:style-name="tsCodeDyn_11_A8FF60_DejaVuSansMono"> </text:span><text:line-break/><text:span text:style-name="tsCodeDyn_11_A8FF60_DejaVuSansMono">podman network create \</text:span><text:line-break/><text:span text:style-name="tsCodeDyn_11_A8FF60_DejaVuSansMono">  --opt com.docker.network.bridge.enable_icc=false \</text:span><text:line-break/><text:span text:style-name="tsCodeDyn_11_A8FF60_DejaVuSansMono">  --opt com.docker.network.bridge.enable_ip_masquerade=false \</text:span><text:line-break/><text:span text:style-name="tsCodeDyn_11_A8FF60_DejaVuSansMono">  isolated-net</text:span></text:p>
          </draw:text-box>
        </draw:frame>
        <presentation:notes>
          <draw:frame draw:style-name="gsFrame" svg:x="2cm" svg:y="14cm" svg:width="29cm" svg:height="10cm" presentation:class="notes">
            <draw:text-box>
              <text:p text:style-name="psCode"><text:span text:style-name="tsDiag">cat &gt;&gt; /etc/containers/containers.conf &lt;&lt; 'EOF'</text:span></text:p>
              <text:p text:style-name="psCode"><text:span text:style-name="tsDiag">[network]</text:span></text:p>
              <text:p text:style-name="psCode"><text:span text:style-name="tsDiag">firewall_driver = "none"</text:span></text:p>
              <text:p text:style-name="psCode"><text:span text:style-name="tsDiag">EOF</text:span></text:p>
              <text:p text:style-name="psCode"><text:span text:style-name="tsDiag"> </text:span></text:p>
              <text:p text:style-name="psCode"><text:span text:style-name="tsDiag">podman network create \</text:span></text:p>
              <text:p text:style-name="psCode"><text:span text:style-name="tsDiag">  --opt com.docker.network.bridge.enable_icc=false \</text:span></text:p>
              <text:p text:style-name="psCode"><text:span text:style-name="tsDiag">  --opt com.docker.network.bridge.enable_ip_masquerade=false \</text:span></text:p>
              <text:p text:style-name="psCode"><text:span text:style-name="tsDiag">  isolated-net</text:span></text:p>
            </draw:text-box>
          </draw:frame>
        </presentation:notes>
      </draw:page>
      <draw:page draw:style-name="dpCode" draw:master-page-name="RHELDark">
        <draw:frame draw:style-name="gsFrame" svg:x="1cm" svg:y="0.4cm" svg:width="31.87cm" svg:height="2.6cm">
          <draw:text-box>
            <text:p text:style-name="psTitle"><text:span text:style-name="tsH1">9. Disabling Container Runtime Firewall Management — JSON</text:span></text:p>
          </draw:text-box>
        </draw:frame>
        <draw:frame draw:style-name="gsCode" svg:x="1cm" svg:y="3.3cm" svg:width="31.87cm" svg:height="15.2cm">
          <draw:text-box>
            <text:p text:style-name="psCode"><text:span text:style-name="tsCodeDyn_11_A8FF60_DejaVuSansMono">// /etc/docker/daemon.json</text:span><text:line-break/><text:span text:style-name="tsCodeDyn_11_A8FF60_DejaVuSansMono">{</text:span><text:line-break/><text:span text:style-name="tsCodeDyn_11_A8FF60_DejaVuSansMono">  "iptables": false</text:span><text:line-break/><text:span text:style-name="tsCodeDyn_11_A8FF60_DejaVuSansMono">}</text:span></text:p>
          </draw:text-box>
        </draw:frame>
        <presentation:notes>
          <draw:frame draw:style-name="gsFrame" svg:x="2cm" svg:y="14cm" svg:width="29cm" svg:height="10cm" presentation:class="notes">
            <draw:text-box>
              <text:p text:style-name="psCode"><text:span text:style-name="tsDiag">// /etc/docker/daemon.json</text:span></text:p>
              <text:p text:style-name="psCode"><text:span text:style-name="tsDiag">{</text:span></text:p>
              <text:p text:style-name="psCode"><text:span text:style-name="tsDiag">  "iptables": false</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10. Practical Container Zone Architecture</text:span></text:p>
          </draw:text-box>
        </draw:frame>
        <draw:frame draw:style-name="gsFrame" svg:x="1cm" svg:y="2.9cm" svg:width="31.87cm" svg:height="15.5cm">
          <draw:text-box>
            <text:p text:style-name="psBullet"><text:span text:style-name="tsBullet">◆ Recommended architecture for a RHEL 10 production server running containers</text:span></text:p>
            <text:p text:style-name="psBullet"><text:span text:style-name="tsBullet">◆ RHEL 10 Host</text:span></text:p>
            <text:p text:style-name="psBullet"><text:span text:style-name="tsBullet">◆ Zone: public (eth0 — external)</text:span></text:p>
            <text:p text:style-name="psBullet"><text:span text:style-name="tsBullet">◆ Services: ssh (from management IPs only via rich rule)</text:span></text:p>
            <text:p text:style-name="psBullet"><text:span text:style-name="tsBullet">◆ Port forwarding: :443 → container:443</text:span></text:p>
            <text:p text:style-name="psBullet"><text:span text:style-name="tsBullet">◆ Zone: containers (podman bridge — container traffic source)</text:span></text:p>
            <text:p text:style-name="psBullet"><text:span text:style-name="tsBullet">◆ Services: none by default (restrictive)</text:span></text:p>
            <text:p text:style-name="psBullet"><text:span text:style-name="tsBullet">◆ Policy: containers → HOST: allow 5432 (postgres)</text:span></text:p>
          </draw:text-box>
        </draw:frame>
        <presentation:notes>
          <draw:frame draw:style-name="gsFrame" svg:x="2cm" svg:y="14cm" svg:width="29cm" svg:height="10cm" presentation:class="notes">
            <draw:text-box>
              <text:p text:style-name="psCode"><text:span text:style-name="tsDiag">  ◆ Zone: trusted (lo — loopback)</text:span></text:p>
              <text:p text:style-name="psCode"><text:span text:style-name="tsDiag">  ◆ Everything allowed</text:span></text:p>
              <text:p text:style-name="psCode"><text:span text:style-name="tsDiag">  ◆ Policy: containers → public (outbound NAT)</text:span></text:p>
              <text:p text:style-name="psCode"><text:span text:style-name="tsDiag">  ◆ Target: ACCEPT + masquerade</text:span></text:p>
              <text:p text:style-name="psCode"><text:span text:style-name="tsDiag">◆ Implementation</text:span></text:p>
              <text:p text:style-name="psCode"><text:span text:style-name="tsDiag"> </text:span></text:p>
              <text:p text:style-name="psCode"><text:span text:style-name="tsDiag">### Recommended architecture for a RHEL 10 production server running containers</text:span></text:p>
              <text:p text:style-name="psCode"><text:span text:style-name="tsDiag"> </text:span></text:p>
              <text:p text:style-name="psCode"><text:span text:style-name="tsDiag">┌──────────────────────────────────────────────────────────────┐</text:span></text:p>
              <text:p text:style-name="psCode"><text:span text:style-name="tsDiag">│                      RHEL 10 Host                            │</text:span></text:p>
              <text:p text:style-name="psCode"><text:span text:style-name="tsDiag">│                                                              │</text:span></text:p>
              <text:p text:style-name="psCode"><text:span text:style-name="tsDiag">│  Zone: public (eth0 — external)                              │</text:span></text:p>
              <text:p text:style-name="psCode"><text:span text:style-name="tsDiag">│  ├── Services: ssh (from management IPs only via rich rule)  │</text:span></text:p>
              <text:p text:style-name="psCode"><text:span text:style-name="tsDiag">│  └── Port forwarding: :443 → container:443                   │</text:span></text:p>
              <text:p text:style-name="psCode"><text:span text:style-name="tsDiag">│                                                              │</text:span></text:p>
              <text:p text:style-name="psCode"><text:span text:style-name="tsDiag">│  Zone: containers (podman bridge — container traffic source) │</text:span></text:p>
              <text:p text:style-name="psCode"><text:span text:style-name="tsDiag">│  ├── Services: none by default (restrictive)                 │</text:span></text:p>
              <text:p text:style-name="psCode"><text:span text:style-name="tsDiag">│  └── Policy: containers → HOST: allow 5432 (postgres)        │</text:span></text:p>
              <text:p text:style-name="psCode"><text:span text:style-name="tsDiag">│                                                              │</text:span></text:p>
              <text:p text:style-name="psCode"><text:span text:style-name="tsDiag">│  Zone: trusted (lo — loopback)                               │</text:span></text:p>
              <text:p text:style-name="psCode"><text:span text:style-name="tsDiag">│  └── Everything allowed                                      │</text:span></text:p>
              <text:p text:style-name="psCode"><text:span text:style-name="tsDiag">│                                                              │</text:span></text:p>
              <text:p text:style-name="psCode"><text:span text:style-name="tsDiag">│  Policy: containers → public (outbound NAT)                  │</text:span></text:p>
              <text:p text:style-name="psCode"><text:span text:style-name="tsDiag">│  └── Target: ACCEPT + masquerade                             │</text:span></text:p>
              <text:p text:style-name="psCode"><text:span text:style-name="tsDiag">│                                                              │</text:span></text:p>
              <text:p text:style-name="psCode"><text:span text:style-name="tsDiag">└──────────────────────────────────────────────────────────────┘</text:span></text:p>
              <text:p text:style-name="psCode"><text:span text:style-name="tsDiag"> </text:span></text:p>
              <text:p text:style-name="psCode"><text:span text:style-name="tsDiag">### Implementation</text:span></text:p>
              <text:p text:style-name="psCode"><text:span text:style-name="tsDiag"> </text:span></text:p>
              <text:p text:style-name="psCode"><text:span text:style-name="tsDiag">```bash</text:span></text:p>
              <text:p text:style-name="psCode"><text:span text:style-name="tsDiag">firewall-cmd --permanent --zone=trusted --add-interface=lo</text:span></text:p>
              <text:p text:style-name="psCode"><text:span text:style-name="tsDiag"> </text:span></text:p>
              <text:p text:style-name="psCode"><text:span text:style-name="tsDiag">firewall-cmd --permanent --new-zone=containers</text:span></text:p>
              <text:p text:style-name="psCode"><text:span text:style-name="tsDiag">firewall-cmd --permanent --zone=containers --set-target=REJECT</text:span></text:p>
              <text:p text:style-name="psCode"><text:span text:style-name="tsDiag">firewall-cmd --permanent --zone=containers --add-source=172.17.0.0/16</text:span></text:p>
              <text:p text:style-name="psCode"><text:span text:style-name="tsDiag"> </text:span></text:p>
              <text:p text:style-name="psCode"><text:span text:style-name="tsDiag">firewall-cmd --permanent --new-policy containers_outbound</text:span></text:p>
              <text:p text:style-name="psCode"><text:span text:style-name="tsDiag">firewall-cmd --permanent --policy containers_outbound \</text:span></text:p>
              <text:p text:style-name="psCode"><text:span text:style-name="tsDiag">  --add-ingress-zone containers \</text:span></text:p>
              <text:p text:style-name="psCode"><text:span text:style-name="tsDiag">  --add-egress-zone public</text:span></text:p>
              <text:p text:style-name="psCode"><text:span text:style-name="tsDiag">firewall-cmd --permanent --policy containers_outbound --set-target ACCEPT</text:span></text:p>
              <text:p text:style-name="psCode"><text:span text:style-name="tsDiag">firewall-cmd --permanent --policy containers_outbound --add-masquerade</text:span></text:p>
              <text:p text:style-name="psCode"><text:span text:style-name="tsDiag"> </text:span></text:p>
              <text:p text:style-name="psCode"><text:span text:style-name="tsDiag">firewall-cmd --permanent --new-policy containers_to_host_db</text:span></text:p>
              <text:p text:style-name="psCode"><text:span text:style-name="tsDiag">firewall-cmd --permanent --policy containers_to_host_db \</text:span></text:p>
              <text:p text:style-name="psCode"><text:span text:style-name="tsDiag">  --add-ingress-zone containers \</text:span></text:p>
              <text:p text:style-name="psCode"><text:span text:style-name="tsDiag">  --add-egress-zone HOST</text:span></text:p>
              <text:p text:style-name="psCode"><text:span text:style-name="tsDiag">firewall-cmd --permanent --policy containers_to_host_db --set-target REJECT</text:span></text:p>
              <text:p text:style-name="psCode"><text:span text:style-name="tsDiag">firewall-cmd --permanent --policy containers_to_host_db --add-port 5432/tcp</text:span></text:p>
              <text:p text:style-name="psCode"><text:span text:style-name="tsDiag"> </text:span></text:p>
              <text:p text:style-name="psCode"><text:span text:style-name="tsDiag">firewall-cmd --permanent --zone=public \</text:span></text:p>
              <text:p text:style-name="psCode"><text:span text:style-name="tsDiag">  --add-forward-port=port=443:proto=tcp:toport=443:toaddr=172.17.0.2</text:span></text:p>
              <text:p text:style-name="psCode"><text:span text:style-name="tsDiag"> </text:span></text:p>
              <text:p text:style-name="psCode"><text:span text:style-name="tsDiag">firewall-cmd --permanent --zone=public --remove-service=ssh</text:span></text:p>
              <text:p text:style-name="psCode"><text:span text:style-name="tsDiag">firewall-cmd --permanent --zone=public --add-rich-rule='</text:span></text:p>
              <text:p text:style-name="psCode"><text:span text:style-name="tsDiag">  rule priority="-100" family="ipv4"</text:span></text:p>
              <text:p text:style-name="psCode"><text:span text:style-name="tsDiag">  source address="10.100.0.0/24"</text:span></text:p>
              <text:p text:style-name="psCode"><text:span text:style-name="tsDiag">  service name="ssh"</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0. Practical Container Zone Architecture — BASH</text:span></text:p>
          </draw:text-box>
        </draw:frame>
        <draw:frame draw:style-name="gsCode" svg:x="1cm" svg:y="3.3cm" svg:width="31.87cm" svg:height="15.2cm">
          <draw:text-box>
            <text:p text:style-name="psCode"><text:span text:style-name="tsCodeDyn_11_A8FF60_DejaVuSansMono">firewall-cmd --permanent --zone=trusted --add-interface=lo</text:span><text:line-break/><text:span text:style-name="tsCodeDyn_11_A8FF60_DejaVuSansMono"> </text:span><text:line-break/><text:span text:style-name="tsCodeDyn_11_A8FF60_DejaVuSansMono">firewall-cmd --permanent --new-zone=containers</text:span><text:line-break/><text:span text:style-name="tsCodeDyn_11_A8FF60_DejaVuSansMono">firewall-cmd --permanent --zone=containers --set-target=REJECT</text:span><text:line-break/><text:span text:style-name="tsCodeDyn_11_A8FF60_DejaVuSansMono">firewall-cmd --permanent --zone=containers --add-source=172.17.0.0/16</text:span><text:line-break/><text:span text:style-name="tsCodeDyn_11_A8FF60_DejaVuSansMono"> </text:span><text:line-break/><text:span text:style-name="tsCodeDyn_11_A8FF60_DejaVuSansMono">firewall-cmd --permanent --new-policy containers_outbound</text:span><text:line-break/><text:span text:style-name="tsCodeDyn_11_A8FF60_DejaVuSansMono">firewall-cmd --permanent --policy containers_outbound \</text:span><text:line-break/><text:span text:style-name="tsCodeDyn_11_A8FF60_DejaVuSansMono">  --add-ingress-zone containers \</text:span><text:line-break/><text:span text:style-name="tsCodeDyn_11_A8FF60_DejaVuSansMono">  --add-egress-zone public</text:span><text:line-break/><text:span text:style-name="tsCodeDyn_11_A8FF60_DejaVuSansMono">firewall-cmd --permanent --policy containers_outbound --set-target ACCEPT</text:span><text:line-break/><text:span text:style-name="tsCodeDyn_11_A8FF60_DejaVuSansMono">firewall-cmd --permanent --policy containers_outbound --add-masquerade</text:span><text:line-break/><text:span text:style-name="tsCodeDyn_11_A8FF60_DejaVuSansMono"> </text:span><text:line-break/><text:span text:style-name="tsCodeDyn_11_A8FF60_DejaVuSansMono">firewall-cmd --permanent --new-policy containers_to_host_db</text:span><text:line-break/><text:span text:style-name="tsCodeDyn_11_A8FF60_DejaVuSansMono">firewall-cmd --permanent --policy containers_to_host_db \</text:span><text:line-break/><text:span text:style-name="tsCodeDyn_11_A8FF60_DejaVuSansMono">  --add-ingress-zone containers \</text:span><text:line-break/><text:span text:style-name="tsCodeDyn_11_A8FF60_DejaVuSansMono">  --add-egress-zone HOST</text:span><text:line-break/><text:span text:style-name="tsCodeDyn_11_A8FF60_DejaVuSansMono">firewall-cmd --permanent --policy containers_to_host_db --set-target REJECT</text:span><text:line-break/><text:span text:style-name="tsCodeDyn_11_A8FF60_DejaVuSansMono">firewall-cmd --permanent --policy containers_to_host_db --add-port 5432/tcp</text:span><text:line-break/><text:span text:style-name="tsCodeDyn_11_A8FF60_DejaVuSansMono"> </text:span><text:line-break/><text:span text:style-name="tsCodeDyn_11_A8FF60_DejaVuSansMono">firewall-cmd --permanent --zone=public \</text:span><text:line-break/><text:span text:style-name="tsCodeDyn_11_A8FF60_DejaVuSansMono">  --add-forward-port=port=443:proto=tcp:toport=443:toaddr=172.17.0.2</text:span><text:line-break/><text:span text:style-name="tsCodeDyn_11_A8FF60_DejaVuSansMono"> </text:span><text:line-break/><text:span text:style-name="tsCodeDyn_11_A8FF60_DejaVuSansMono">firewall-cmd --permanent --zone=public --remove-service=ssh</text:span><text:line-break/><text:span text:style-name="tsCodeDyn_11_A8FF60_DejaVuSansMono">firewall-cmd --permanent --zone=public --add-rich-rule='</text:span><text:line-break/><text:span text:style-name="tsCodeDyn_11_A8FF60_DejaVuSansMono">  rule priority="-100" family="ipv4"</text:span><text:line-break/><text:span text:style-name="tsCodeDyn_11_A8FF60_DejaVuSansMono">  source address="10.100.0.0/24"</text:span><text:line-break/><text:span text:style-name="tsCodeDyn_11_A8FF60_DejaVuSansMono">  service name="ssh"</text:span></text:p>
          </draw:text-box>
        </draw:frame>
        <presentation:notes>
          <draw:frame draw:style-name="gsFrame" svg:x="2cm" svg:y="14cm" svg:width="29cm" svg:height="10cm" presentation:class="notes">
            <draw:text-box>
              <text:p text:style-name="psCode"><text:span text:style-name="tsDiag">firewall-cmd --permanent --zone=trusted --add-interface=lo</text:span></text:p>
              <text:p text:style-name="psCode"><text:span text:style-name="tsDiag"> </text:span></text:p>
              <text:p text:style-name="psCode"><text:span text:style-name="tsDiag">firewall-cmd --permanent --new-zone=containers</text:span></text:p>
              <text:p text:style-name="psCode"><text:span text:style-name="tsDiag">firewall-cmd --permanent --zone=containers --set-target=REJECT</text:span></text:p>
              <text:p text:style-name="psCode"><text:span text:style-name="tsDiag">firewall-cmd --permanent --zone=containers --add-source=172.17.0.0/16</text:span></text:p>
              <text:p text:style-name="psCode"><text:span text:style-name="tsDiag"> </text:span></text:p>
              <text:p text:style-name="psCode"><text:span text:style-name="tsDiag">firewall-cmd --permanent --new-policy containers_outbound</text:span></text:p>
              <text:p text:style-name="psCode"><text:span text:style-name="tsDiag">firewall-cmd --permanent --policy containers_outbound \</text:span></text:p>
              <text:p text:style-name="psCode"><text:span text:style-name="tsDiag">  --add-ingress-zone containers \</text:span></text:p>
              <text:p text:style-name="psCode"><text:span text:style-name="tsDiag">  --add-egress-zone public</text:span></text:p>
              <text:p text:style-name="psCode"><text:span text:style-name="tsDiag">firewall-cmd --permanent --policy containers_outbound --set-target ACCEPT</text:span></text:p>
              <text:p text:style-name="psCode"><text:span text:style-name="tsDiag">firewall-cmd --permanent --policy containers_outbound --add-masquerade</text:span></text:p>
              <text:p text:style-name="psCode"><text:span text:style-name="tsDiag"> </text:span></text:p>
              <text:p text:style-name="psCode"><text:span text:style-name="tsDiag">firewall-cmd --permanent --new-policy containers_to_host_db</text:span></text:p>
              <text:p text:style-name="psCode"><text:span text:style-name="tsDiag">firewall-cmd --permanent --policy containers_to_host_db \</text:span></text:p>
              <text:p text:style-name="psCode"><text:span text:style-name="tsDiag">  --add-ingress-zone containers \</text:span></text:p>
              <text:p text:style-name="psCode"><text:span text:style-name="tsDiag">  --add-egress-zone HOST</text:span></text:p>
              <text:p text:style-name="psCode"><text:span text:style-name="tsDiag">firewall-cmd --permanent --policy containers_to_host_db --set-target REJECT</text:span></text:p>
              <text:p text:style-name="psCode"><text:span text:style-name="tsDiag">firewall-cmd --permanent --policy containers_to_host_db --add-port 5432/tcp</text:span></text:p>
              <text:p text:style-name="psCode"><text:span text:style-name="tsDiag"> </text:span></text:p>
              <text:p text:style-name="psCode"><text:span text:style-name="tsDiag">firewall-cmd --permanent --zone=public \</text:span></text:p>
              <text:p text:style-name="psCode"><text:span text:style-name="tsDiag">  --add-forward-port=port=443:proto=tcp:toport=443:toaddr=172.17.0.2</text:span></text:p>
              <text:p text:style-name="psCode"><text:span text:style-name="tsDiag"> </text:span></text:p>
              <text:p text:style-name="psCode"><text:span text:style-name="tsDiag">firewall-cmd --permanent --zone=public --remove-service=ssh</text:span></text:p>
              <text:p text:style-name="psCode"><text:span text:style-name="tsDiag">firewall-cmd --permanent --zone=public --add-rich-rule='</text:span></text:p>
              <text:p text:style-name="psCode"><text:span text:style-name="tsDiag">  rule priority="-100" family="ipv4"</text:span></text:p>
              <text:p text:style-name="psCode"><text:span text:style-name="tsDiag">  source address="10.100.0.0/24"</text:span></text:p>
              <text:p text:style-name="psCode"><text:span text:style-name="tsDiag">  service name="ssh"</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reload</text:span></text:p>
            </draw:text-box>
          </draw:frame>
        </presentation:notes>
      </draw:page>
      <draw:page draw:style-name="dpCode" draw:master-page-name="RHELDark">
        <draw:frame draw:style-name="gsFrame" svg:x="1cm" svg:y="0.4cm" svg:width="31.87cm" svg:height="2.6cm">
          <draw:text-box>
            <text:p text:style-name="psTitle"><text:span text:style-name="tsH1">10. Practical Container Zone Architecture — BASH (cont. 2)</text:span></text:p>
          </draw:text-box>
        </draw:frame>
        <draw:frame draw:style-name="gsCode" svg:x="1cm" svg:y="3.3cm" svg:width="31.87cm" svg:height="15.2cm">
          <draw:text-box>
            <text:p text:style-name="psCode"><text:span text:style-name="tsCodeDyn_11_A8FF60_DejaVuSansMono">  accept</text:span><text:line-break/><text:span text:style-name="tsCodeDyn_11_A8FF60_DejaVuSansMono">'</text:span><text:line-break/><text:span text:style-name="tsCodeDyn_11_A8FF60_DejaVuSansMono"> </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firewall-cmd --permanent --zone=trusted --add-interface=lo</text:span></text:p>
              <text:p text:style-name="psCode"><text:span text:style-name="tsDiag"> </text:span></text:p>
              <text:p text:style-name="psCode"><text:span text:style-name="tsDiag">firewall-cmd --permanent --new-zone=containers</text:span></text:p>
              <text:p text:style-name="psCode"><text:span text:style-name="tsDiag">firewall-cmd --permanent --zone=containers --set-target=REJECT</text:span></text:p>
              <text:p text:style-name="psCode"><text:span text:style-name="tsDiag">firewall-cmd --permanent --zone=containers --add-source=172.17.0.0/16</text:span></text:p>
              <text:p text:style-name="psCode"><text:span text:style-name="tsDiag"> </text:span></text:p>
              <text:p text:style-name="psCode"><text:span text:style-name="tsDiag">firewall-cmd --permanent --new-policy containers_outbound</text:span></text:p>
              <text:p text:style-name="psCode"><text:span text:style-name="tsDiag">firewall-cmd --permanent --policy containers_outbound \</text:span></text:p>
              <text:p text:style-name="psCode"><text:span text:style-name="tsDiag">  --add-ingress-zone containers \</text:span></text:p>
              <text:p text:style-name="psCode"><text:span text:style-name="tsDiag">  --add-egress-zone public</text:span></text:p>
              <text:p text:style-name="psCode"><text:span text:style-name="tsDiag">firewall-cmd --permanent --policy containers_outbound --set-target ACCEPT</text:span></text:p>
              <text:p text:style-name="psCode"><text:span text:style-name="tsDiag">firewall-cmd --permanent --policy containers_outbound --add-masquerade</text:span></text:p>
              <text:p text:style-name="psCode"><text:span text:style-name="tsDiag"> </text:span></text:p>
              <text:p text:style-name="psCode"><text:span text:style-name="tsDiag">firewall-cmd --permanent --new-policy containers_to_host_db</text:span></text:p>
              <text:p text:style-name="psCode"><text:span text:style-name="tsDiag">firewall-cmd --permanent --policy containers_to_host_db \</text:span></text:p>
              <text:p text:style-name="psCode"><text:span text:style-name="tsDiag">  --add-ingress-zone containers \</text:span></text:p>
              <text:p text:style-name="psCode"><text:span text:style-name="tsDiag">  --add-egress-zone HOST</text:span></text:p>
              <text:p text:style-name="psCode"><text:span text:style-name="tsDiag">firewall-cmd --permanent --policy containers_to_host_db --set-target REJECT</text:span></text:p>
              <text:p text:style-name="psCode"><text:span text:style-name="tsDiag">firewall-cmd --permanent --policy containers_to_host_db --add-port 5432/tcp</text:span></text:p>
              <text:p text:style-name="psCode"><text:span text:style-name="tsDiag"> </text:span></text:p>
              <text:p text:style-name="psCode"><text:span text:style-name="tsDiag">firewall-cmd --permanent --zone=public \</text:span></text:p>
              <text:p text:style-name="psCode"><text:span text:style-name="tsDiag">  --add-forward-port=port=443:proto=tcp:toport=443:toaddr=172.17.0.2</text:span></text:p>
              <text:p text:style-name="psCode"><text:span text:style-name="tsDiag"> </text:span></text:p>
              <text:p text:style-name="psCode"><text:span text:style-name="tsDiag">firewall-cmd --permanent --zone=public --remove-service=ssh</text:span></text:p>
              <text:p text:style-name="psCode"><text:span text:style-name="tsDiag">firewall-cmd --permanent --zone=public --add-rich-rule='</text:span></text:p>
              <text:p text:style-name="psCode"><text:span text:style-name="tsDiag">  rule priority="-100" family="ipv4"</text:span></text:p>
              <text:p text:style-name="psCode"><text:span text:style-name="tsDiag">  source address="10.100.0.0/24"</text:span></text:p>
              <text:p text:style-name="psCode"><text:span text:style-name="tsDiag">  service name="ssh"</text:span></text:p>
              <text:p text:style-name="psCode"><text:span text:style-name="tsDiag">  accept</text:span></text:p>
              <text:p text:style-name="psCode"><text:span text:style-name="tsDiag">'</text:span></text:p>
              <text:p text:style-name="psCode"><text:span text:style-name="tsDiag"> </text:span></text:p>
              <text:p text:style-name="psCode"><text:span text:style-name="tsDiag">firewall-cmd --reload</text:span></text:p>
            </draw:text-box>
          </draw:frame>
        </presentation:notes>
      </draw:page>
      <draw:page draw:style-name="dpLab" draw:master-page-name="RHELDark">
        <draw:frame draw:style-name="gsBanner" svg:x="0cm" svg:y="0cm" svg:width="33.87cm" svg:height="2.8cm">
          <draw:text-box>
            <text:p text:style-name="psTitle"><text:span text:style-name="tsH1Lab">🔧  Lab 8 — Seamless vs Strict Mode Comparison</text:span></text:p>
          </draw:text-box>
        </draw:frame>
        <draw:frame draw:style-name="gsFrame" svg:x="1.5cm" svg:y="3.1cm" svg:width="30.87cm" svg:height="15.5cm">
          <draw:text-box>
            <text:p text:style-name="psBullet"><text:span text:style-name="tsLabStep">Topology: Single-node (node1 with rootful container inside)</text:span></text:p>
            <text:p text:style-name="psBullet"><text:span text:style-name="tsLabStep">Objective: Run a web server container inside node1 with a published port. Observe its behaviour in seamless mode, then switch to strict mode and see the difference. Use nft list ruleset to observe what the container runtime adds.</text:span></text:p>
            <text:p text:style-name="psBullet"><text:span text:style-name="tsLabStep">◆ Step 1 — Start node1</text:span></text:p>
            <text:p text:style-name="psBullet"><text:span text:style-name="tsLabStep">◆ Step 2 — Verify StrictForwardPorts is off (default)</text:span></text:p>
            <text:p text:style-name="psBullet"><text:span text:style-name="tsLabStep">◆ Step 3 — Run a web server and note the port is NOT in firewalld config</text:span></text:p>
            <text:p text:style-name="psBullet"><text:span text:style-name="tsLabStep">💡 📝 NOTE Our simulated scenario uses python3 directly, not a container runtime. In a real rootful container scenario, Netavark would add a DNAT rule. Here we're showing the firewalld zone rules control access.</text:span></text:p>
            <text:p text:style-name="psBullet"><text:span text:style-name="tsLabStep">◆ Step 4 — Explicitly allow the port and observe</text:span></text:p>
            <text:p text:style-name="psBullet"><text:span text:style-name="tsLabStep">◆ Step 5 — Observe nftables in seamless mode</text:span></text:p>
          </draw:text-box>
        </draw:frame>
        <presentation:notes>
          <draw:frame draw:style-name="gsFrame" svg:x="2cm" svg:y="14cm" svg:width="29cm" svg:height="10cm" presentation:class="notes">
            <draw:text-box>
              <text:p text:style-name="psCode"><text:span text:style-name="tsDiag">◆ Step 6 — Enable strict mode and test</text:span></text:p>
              <text:p text:style-name="psCode"><text:span text:style-name="tsDiag">◆ Step 7 — Test that explicit rules still work</text:span></text:p>
              <text:p text:style-name="psCode"><text:span text:style-name="tsDiag">◆ Step 8 — Bind container network CIDR to a zone</text:span></text:p>
              <text:p text:style-name="psCode"><text:span text:style-name="tsDiag">◆ Step 9 — Reset strict mode and clean up</text:span></text:p>
              <text:p text:style-name="psCode"><text:span text:style-name="tsDiag">◆ Summary</text:span></text:p>
              <text:p text:style-name="psCode"><text:span text:style-name="tsDiag">Key takeaway: rootless containers bypass host firewall rules via userspace networking. Only rootful containers interact with the host nftables rules.</text:span></text:p>
              <text:p text:style-name="psCode"><text:span text:style-name="tsDiag">Module 08 complete.</text:span></text:p>
              <text:p text:style-name="psCode"><text:span text:style-name="tsDiag">Continue to Module 09 — IP Sets and Dynamic Filtering →</text:span></text:p>
              <text:p text:style-name="psCode"><text:span text:style-name="tsDiag"> </text:span></text:p>
              <text:p text:style-name="psCode"><text:span text:style-name="tsDiag">**Topology:** Single-node (node1 with rootful container inside)</text:span></text:p>
              <text:p text:style-name="psCode"><text:span text:style-name="tsDiag"> </text:span></text:p>
              <text:p text:style-name="psCode"><text:span text:style-name="tsDiag">**Objective:** Run a web server container inside node1 with a published port.</text:span></text:p>
              <text:p text:style-name="psCode"><text:span text:style-name="tsDiag">Observe its behaviour in seamless mode, then switch to strict mode and see the</text:span></text:p>
              <text:p text:style-name="psCode"><text:span text:style-name="tsDiag">difference. Use `nft list ruleset` to observe what the container runtime adds.</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node1</text:span></text:p>
              <text:p text:style-name="psCode"><text:span text:style-name="tsDiag"> </text:span></text:p>
              <text:p text:style-name="psCode"><text:span text:style-name="tsDiag">```bash</text:span></text:p>
              <text:p text:style-name="psCode"><text:span text:style-name="tsDiag">podman exec -it node1 bash || (</text:span></text:p>
              <text:p text:style-name="psCode"><text:span text:style-name="tsDiag">  podman start node1 2&gt;/dev/null || \</text:span></text:p>
              <text:p text:style-name="psCode"><text:span text:style-name="tsDiag">  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sleep 5</text:span></text:p>
              <text:p text:style-name="psCode"><text:span text:style-name="tsDiag">  podman exec -it node1 bash</text:span></text:p>
              <text:p text:style-name="psCode"><text:span text:style-name="tsDiag">)</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Verify StrictForwardPorts is off (default)</text:span></text:p>
              <text:p text:style-name="psCode"><text:span text:style-name="tsDiag"> </text:span></text:p>
              <text:p text:style-name="psCode"><text:span text:style-name="tsDiag">```bash</text:span></text:p>
              <text:p text:style-name="psCode"><text:span text:style-name="tsDiag">grep StrictForwardPorts /etc/firewalld/firewalld.conf || echo "Not set (default=no)"</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Run a web server and note the port is NOT in firewalld config</text:span></text:p>
              <text:p text:style-name="psCode"><text:span text:style-name="tsDiag"> </text:span></text:p>
              <text:p text:style-name="psCode"><text:span text:style-name="tsDiag">```bash</text:span></text:p>
              <text:p text:style-name="psCode"><text:span text:style-name="tsDiag">python3 -m http.server 9000 &amp;</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curl -m 3 http://172.20.1.10:9000/</text:span></text:p>
              <text:p text:style-name="psCode"><text:span text:style-name="tsDiag">```</text:span></text:p>
              <text:p text:style-name="psCode"><text:span text:style-name="tsDiag"> </text:span></text:p>
              <text:p text:style-name="psCode"><text:span text:style-name="tsDiag">&gt; **📝 NOTE**</text:span></text:p>
              <text:p text:style-name="psCode"><text:span text:style-name="tsDiag">&gt; Our simulated scenario uses python3 directly, not a container runtime.</text:span></text:p>
              <text:p text:style-name="psCode"><text:span text:style-name="tsDiag">&gt; In a real rootful container scenario, Netavark would add a DNAT rule.</text:span></text:p>
              <text:p text:style-name="psCode"><text:span text:style-name="tsDiag">&gt; Here we're showing the firewalld zone rules control access.</text:span></text:p>
              <text:p text:style-name="psCode"><text:span text:style-name="tsDiag"> </text:span></text:p>
              <text:p text:style-name="psCode"><text:span text:style-name="tsDiag">---</text:span></text:p>
              <text:p text:style-name="psCode"><text:span text:style-name="tsDiag"> </text:span></text:p>
              <text:p text:style-name="psCode"><text:span text:style-name="tsDiag">### Step 4 — Explicitly allow the port and observe</text:span></text:p>
              <text:p text:style-name="psCode"><text:span text:style-name="tsDiag"> </text:span></text:p>
              <text:p text:style-name="psCode"><text:span text:style-name="tsDiag">```bash</text:span></text:p>
              <text:p text:style-name="psCode"><text:span text:style-name="tsDiag">firewall-cmd --zone=public --add-port=9000/tcp</text:span></text:p>
              <text:p text:style-name="psCode"><text:span text:style-name="tsDiag"> </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nft list chain inet firewalld filter_IN_public | grep 900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Observe nftables in seamless mode</text:span></text:p>
              <text:p text:style-name="psCode"><text:span text:style-name="tsDiag"> </text:span></text:p>
              <text:p text:style-name="psCode"><text:span text:style-name="tsDiag">```bash</text:span></text:p>
              <text:p text:style-name="psCode"><text:span text:style-name="tsDiag">nft list ruleset</text:span></text:p>
              <text:p text:style-name="psCode"><text:span text:style-name="tsDiag"> </text:span></text:p>
              <text:p text:style-name="psCode"><text:span text:style-name="tsDiag">nft list tables</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Enable strict mode and test</text:span></text:p>
              <text:p text:style-name="psCode"><text:span text:style-name="tsDiag"> </text:span></text:p>
              <text:p text:style-name="psCode"><text:span text:style-name="tsDiag">```bash</text:span></text:p>
              <text:p text:style-name="psCode"><text:span text:style-name="tsDiag"> </text:span></text:p>
              <text:p text:style-name="psCode"><text:span text:style-name="tsDiag">sed -i 's/StrictForwardPorts=no/StrictForwardPorts=yes/' /etc/firewalld/firewalld.conf</text:span></text:p>
              <text:p text:style-name="psCode"><text:span text:style-name="tsDiag">grep -q StrictForwardPorts /etc/firewalld/firewalld.conf || \</text:span></text:p>
              <text:p text:style-name="psCode"><text:span text:style-name="tsDiag">  echo "StrictForwardPorts=yes" &gt;&gt; /etc/firewalld/firewalld.con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grep StrictForwardPorts /etc/firewalld/firewalld.conf</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Test that explicit rules still work</text:span></text:p>
              <text:p text:style-name="psCode"><text:span text:style-name="tsDiag"> </text:span></text:p>
              <text:p text:style-name="psCode"><text:span text:style-name="tsDiag">```bash</text:span></text:p>
              <text:p text:style-name="psCode"><text:span text:style-name="tsDiag">firewall-cmd --list-ports --zone=public</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Bind container network CIDR to a zon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new-zone=mycontainers 2&gt;/dev/null || true</text:span></text:p>
              <text:p text:style-name="psCode"><text:span text:style-name="tsDiag">firewall-cmd --permanent --zone=mycontainers --set-target=REJECT</text:span></text:p>
              <text:p text:style-name="psCode"><text:span text:style-name="tsDiag">  firewall-cmd --permanent --zone=mycontainers --add-source=172.20.50.0/24 2&gt;/dev/null || true</text:span></text:p>
              <text:p text:style-name="psCode"><text:span text:style-name="tsDiag"> </text:span></text:p>
              <text:p text:style-name="psCode"><text:span text:style-name="tsDiag">firewall-cmd --permanent --zone=mycontainers --add-service=dns</text:span></text:p>
              <text:p text:style-name="psCode"><text:span text:style-name="tsDiag">firewall-cmd --permanent --zone=mycontainers --add-service=htt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mycontainer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Reset strict mode and clean up</text:span></text:p>
              <text:p text:style-name="psCode"><text:span text:style-name="tsDiag"> </text:span></text:p>
              <text:p text:style-name="psCode"><text:span text:style-name="tsDiag">```bash</text:span></text:p>
              <text:p text:style-name="psCode"><text:span text:style-name="tsDiag">sed -i 's/StrictForwardPorts=yes/StrictForwardPorts=no/' /etc/firewalld/firewalld.conf</text:span></text:p>
              <text:p text:style-name="psCode"><text:span text:style-name="tsDiag">firewall-cmd --reload</text:span></text:p>
              <text:p text:style-name="psCode"><text:span text:style-name="tsDiag">kill $(pgrep -f "python3 -m http.server") 2&gt;/dev/null || true</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 Scenario | StrictForwardPorts | Result |</text:span></text:p>
              <text:p text:style-name="psCode"><text:span text:style-name="tsDiag">|----------|-------------------|--------|</text:span></text:p>
              <text:p text:style-name="psCode"><text:span text:style-name="tsDiag">| Container publishes port, no firewalld rule | `no` (default) | Port accessible |</text:span></text:p>
              <text:p text:style-name="psCode"><text:span text:style-name="tsDiag">| Container publishes port, no firewalld rule | `yes` | Port blocked |</text:span></text:p>
              <text:p text:style-name="psCode"><text:span text:style-name="tsDiag">| Container publishes port, explicit forward-port rule | `yes` | Port accessible |</text:span></text:p>
              <text:p text:style-name="psCode"><text:span text:style-name="tsDiag">| Rootless container (pasta networking) | Either | Port accessible (userspace NAT) |</text:span></text:p>
              <text:p text:style-name="psCode"><text:span text:style-name="tsDiag"> </text:span></text:p>
              <text:p text:style-name="psCode"><text:span text:style-name="tsDiag">Key takeaway: **rootless containers bypass host firewall rules** via userspace</text:span></text:p>
              <text:p text:style-name="psCode"><text:span text:style-name="tsDiag">networking. Only rootful containers interact with the host nftables rules.</text:span></text:p>
              <text:p text:style-name="psCode"><text:span text:style-name="tsDiag"> </text:span></text:p>
              <text:p text:style-name="psCode"><text:span text:style-name="tsDiag">---</text:span></text:p>
              <text:p text:style-name="psCode"><text:span text:style-name="tsDiag"> </text:span></text:p>
              <text:p text:style-name="psCode"><text:span text:style-name="tsDiag">*Module 08 complete.*</text:span></text:p>
              <text:p text:style-name="psCode"><text:span text:style-name="tsDiag"> </text:span></text:p>
              <text:p text:style-name="psCode"><text:span text:style-name="tsDiag">**Continue to [Module 09 — IP Sets and Dynamic Filtering →](./09-ipsets-and-dynamic-filtering.md)**</text:span></text:p>
            </draw:text-box>
          </draw:frame>
        </presentation:notes>
      </draw:page>
      <draw:page draw:style-name="dpLab" draw:master-page-name="RHELDark">
        <draw:frame draw:style-name="gsFrame" svg:x="1cm" svg:y="0.4cm" svg:width="31.87cm" svg:height="2.6cm">
          <draw:text-box>
            <text:p text:style-name="psTitle"><text:span text:style-name="tsH1Lab">Lab 8 — Seamless vs Strict Mode Comparison — BASH</text:span></text:p>
          </draw:text-box>
        </draw:frame>
        <draw:frame draw:style-name="gsCode" svg:x="1cm" svg:y="3.3cm" svg:width="31.87cm" svg:height="15.2cm">
          <draw:text-box>
            <text:p text:style-name="psCode"><text:span text:style-name="tsCodeDyn_11_A8FF60_DejaVuSansMono">podman exec -it node1 bash || (</text:span><text:line-break/><text:span text:style-name="tsCodeDyn_11_A8FF60_DejaVuSansMono">  podman start node1 2&gt;/dev/null || \</text:span><text:line-break/><text:span text:style-name="tsCodeDyn_11_A8FF60_DejaVuSansMono">  podman run -d --name node1 --hostname node1 \</text:span><text:line-break/><text:span text:style-name="tsCodeDyn_11_A8FF60_DejaVuSansMono">    --network labnet-external:ip=172.20.1.1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firewalld-lab</text:span><text:line-break/><text:span text:style-name="tsCodeDyn_11_A8FF60_DejaVuSansMono">  sleep 5</text:span><text:line-break/><text:span text:style-name="tsCodeDyn_11_A8FF60_DejaVuSansMono">  podman exec -it node1 bash</text:span><text:line-break/><text:span text:style-name="tsCodeDyn_11_A8FF60_DejaVuSansMono">)</text:span><text:line-break/><text:span text:style-name="tsCodeDyn_11_A8FF60_DejaVuSansMono"> </text:span><text:line-break/><text:span text:style-name="tsCodeDyn_11_A8FF60_DejaVuSansMono">grep StrictForwardPorts /etc/firewalld/firewalld.conf || echo "Not set (default=no)"</text:span><text:line-break/><text:span text:style-name="tsCodeDyn_11_A8FF60_DejaVuSansMono"> </text:span><text:line-break/><text:span text:style-name="tsCodeDyn_11_A8FF60_DejaVuSansMono">python3 -m http.server 9000 &amp;</text:span><text:line-break/><text:span text:style-name="tsCodeDyn_11_A8FF60_DejaVuSansMono"> </text:span><text:line-break/><text:span text:style-name="tsCodeDyn_11_A8FF60_DejaVuSansMono">firewall-cmd --list-ports --zone=public</text:span><text:line-break/><text:span text:style-name="tsCodeDyn_11_A8FF60_DejaVuSansMono"> </text:span><text:line-break/><text:span text:style-name="tsCodeDyn_11_A8FF60_DejaVuSansMono">curl -m 3 http://172.20.1.10:9000/</text:span><text:line-break/><text:span text:style-name="tsCodeDyn_11_A8FF60_DejaVuSansMono"> </text:span><text:line-break/><text:span text:style-name="tsCodeDyn_11_A8FF60_DejaVuSansMono">firewall-cmd --zone=public --add-port=9000/tcp</text:span><text:line-break/><text:span text:style-name="tsCodeDyn_11_A8FF60_DejaVuSansMono"> </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nft list chain inet firewalld filter_IN_public | grep 9000</text:span><text:line-break/><text:span text:style-name="tsCodeDyn_11_A8FF60_DejaVuSansMono"> </text:span><text:line-break/><text:span text:style-name="tsCodeDyn_11_A8FF60_DejaVuSansMono">nft list ruleset</text:span></text:p>
          </draw:text-box>
        </draw:frame>
        <presentation:notes>
          <draw:frame draw:style-name="gsFrame" svg:x="2cm" svg:y="14cm" svg:width="29cm" svg:height="10cm" presentation:class="notes">
            <draw:text-box>
              <text:p text:style-name="psCode"><text:span text:style-name="tsDiag">podman exec -it node1 bash || (</text:span></text:p>
              <text:p text:style-name="psCode"><text:span text:style-name="tsDiag">  podman start node1 2&gt;/dev/null || \</text:span></text:p>
              <text:p text:style-name="psCode"><text:span text:style-name="tsDiag">  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sleep 5</text:span></text:p>
              <text:p text:style-name="psCode"><text:span text:style-name="tsDiag">  podman exec -it node1 bash</text:span></text:p>
              <text:p text:style-name="psCode"><text:span text:style-name="tsDiag">)</text:span></text:p>
              <text:p text:style-name="psCode"><text:span text:style-name="tsDiag"> </text:span></text:p>
              <text:p text:style-name="psCode"><text:span text:style-name="tsDiag">grep StrictForwardPorts /etc/firewalld/firewalld.conf || echo "Not set (default=no)"</text:span></text:p>
              <text:p text:style-name="psCode"><text:span text:style-name="tsDiag"> </text:span></text:p>
              <text:p text:style-name="psCode"><text:span text:style-name="tsDiag">python3 -m http.server 9000 &amp;</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curl -m 3 http://172.20.1.10:9000/</text:span></text:p>
              <text:p text:style-name="psCode"><text:span text:style-name="tsDiag"> </text:span></text:p>
              <text:p text:style-name="psCode"><text:span text:style-name="tsDiag">firewall-cmd --zone=public --add-port=9000/tcp</text:span></text:p>
              <text:p text:style-name="psCode"><text:span text:style-name="tsDiag"> </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nft list chain inet firewalld filter_IN_public | grep 9000</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nft list tables</text:span></text:p>
            </draw:text-box>
          </draw:frame>
        </presentation:notes>
      </draw:page>
      <draw:page draw:style-name="dpLab" draw:master-page-name="RHELDark">
        <draw:frame draw:style-name="gsFrame" svg:x="1cm" svg:y="0.4cm" svg:width="31.87cm" svg:height="2.6cm">
          <draw:text-box>
            <text:p text:style-name="psTitle"><text:span text:style-name="tsH1Lab">Lab 8 — Seamless vs Strict Mode Comparison — BASH (cont. 2)</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nft list tables</text:span></text:p>
          </draw:text-box>
        </draw:frame>
        <presentation:notes>
          <draw:frame draw:style-name="gsFrame" svg:x="2cm" svg:y="14cm" svg:width="29cm" svg:height="10cm" presentation:class="notes">
            <draw:text-box>
              <text:p text:style-name="psCode"><text:span text:style-name="tsDiag">podman exec -it node1 bash || (</text:span></text:p>
              <text:p text:style-name="psCode"><text:span text:style-name="tsDiag">  podman start node1 2&gt;/dev/null || \</text:span></text:p>
              <text:p text:style-name="psCode"><text:span text:style-name="tsDiag">  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sleep 5</text:span></text:p>
              <text:p text:style-name="psCode"><text:span text:style-name="tsDiag">  podman exec -it node1 bash</text:span></text:p>
              <text:p text:style-name="psCode"><text:span text:style-name="tsDiag">)</text:span></text:p>
              <text:p text:style-name="psCode"><text:span text:style-name="tsDiag"> </text:span></text:p>
              <text:p text:style-name="psCode"><text:span text:style-name="tsDiag">grep StrictForwardPorts /etc/firewalld/firewalld.conf || echo "Not set (default=no)"</text:span></text:p>
              <text:p text:style-name="psCode"><text:span text:style-name="tsDiag"> </text:span></text:p>
              <text:p text:style-name="psCode"><text:span text:style-name="tsDiag">python3 -m http.server 9000 &amp;</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curl -m 3 http://172.20.1.10:9000/</text:span></text:p>
              <text:p text:style-name="psCode"><text:span text:style-name="tsDiag"> </text:span></text:p>
              <text:p text:style-name="psCode"><text:span text:style-name="tsDiag">firewall-cmd --zone=public --add-port=9000/tcp</text:span></text:p>
              <text:p text:style-name="psCode"><text:span text:style-name="tsDiag"> </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nft list chain inet firewalld filter_IN_public | grep 9000</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nft list tables</text:span></text:p>
            </draw:text-box>
          </draw:frame>
        </presentation:notes>
      </draw:page>
      <draw:page draw:style-name="dpLab" draw:master-page-name="RHELDark">
        <draw:frame draw:style-name="gsFrame" svg:x="1cm" svg:y="0.4cm" svg:width="31.87cm" svg:height="2.6cm">
          <draw:text-box>
            <text:p text:style-name="psTitle"><text:span text:style-name="tsH1Lab">Lab 8 — Seamless vs Strict Mode Comparison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sed -i 's/StrictForwardPorts=no/StrictForwardPorts=yes/' /etc/firewalld/firewalld.conf</text:span><text:line-break/><text:span text:style-name="tsCodeDyn_11_A8FF60_DejaVuSansMono">grep -q StrictForwardPorts /etc/firewalld/firewalld.conf || \</text:span><text:line-break/><text:span text:style-name="tsCodeDyn_11_A8FF60_DejaVuSansMono">  echo "StrictForwardPorts=yes" &gt;&gt; /etc/firewalld/firewalld.conf</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grep StrictForwardPorts /etc/firewalld/firewalld.conf</text:span><text:line-break/><text:span text:style-name="tsCodeDyn_11_A8FF60_DejaVuSansMono"> </text:span><text:line-break/><text:span text:style-name="tsCodeDyn_11_A8FF60_DejaVuSansMono">firewall-cmd --list-ports --zone=public</text:span><text:line-break/><text:span text:style-name="tsCodeDyn_11_A8FF60_DejaVuSansMono"> </text:span><text:line-break/><text:span text:style-name="tsCodeDyn_11_A8FF60_DejaVuSansMono"> </text:span><text:line-break/><text:span text:style-name="tsCodeDyn_11_A8FF60_DejaVuSansMono"> </text:span><text:line-break/><text:span text:style-name="tsCodeDyn_11_A8FF60_DejaVuSansMono">firewall-cmd --permanent --new-zone=mycontainers 2&gt;/dev/null || true</text:span><text:line-break/><text:span text:style-name="tsCodeDyn_11_A8FF60_DejaVuSansMono">firewall-cmd --permanent --zone=mycontainers --set-target=REJECT</text:span><text:line-break/><text:span text:style-name="tsCodeDyn_11_A8FF60_DejaVuSansMono">  firewall-cmd --permanent --zone=mycontainers --add-source=172.20.50.0/24 2&gt;/dev/null || true</text:span><text:line-break/><text:span text:style-name="tsCodeDyn_11_A8FF60_DejaVuSansMono"> </text:span><text:line-break/><text:span text:style-name="tsCodeDyn_11_A8FF60_DejaVuSansMono">firewall-cmd --permanent --zone=mycontainers --add-service=dns</text:span><text:line-break/><text:span text:style-name="tsCodeDyn_11_A8FF60_DejaVuSansMono">firewall-cmd --permanent --zone=mycontainers --add-service=http</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nfo-zone=mycontainers</text:span><text:line-break/><text:span text:style-name="tsCodeDyn_11_A8FF60_DejaVuSansMono"> </text:span><text:line-break/><text:span text:style-name="tsCodeDyn_11_A8FF60_DejaVuSansMono">sed -i 's/StrictForwardPorts=yes/StrictForwardPorts=no/' /etc/firewalld/firewalld.conf</text:span><text:line-break/><text:span text:style-name="tsCodeDyn_11_A8FF60_DejaVuSansMono">firewall-cmd --reload</text:span><text:line-break/><text:span text:style-name="tsCodeDyn_11_A8FF60_DejaVuSansMono">kill $(pgrep -f "python3 -m http.server") 2&gt;/dev/null || true</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sed -i 's/StrictForwardPorts=no/StrictForwardPorts=yes/' /etc/firewalld/firewalld.conf</text:span></text:p>
              <text:p text:style-name="psCode"><text:span text:style-name="tsDiag">grep -q StrictForwardPorts /etc/firewalld/firewalld.conf || \</text:span></text:p>
              <text:p text:style-name="psCode"><text:span text:style-name="tsDiag">  echo "StrictForwardPorts=yes" &gt;&gt; /etc/firewalld/firewalld.con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grep StrictForwardPorts /etc/firewalld/firewalld.conf</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 </text:span></text:p>
              <text:p text:style-name="psCode"><text:span text:style-name="tsDiag"> </text:span></text:p>
              <text:p text:style-name="psCode"><text:span text:style-name="tsDiag">firewall-cmd --permanent --new-zone=mycontainers 2&gt;/dev/null || true</text:span></text:p>
              <text:p text:style-name="psCode"><text:span text:style-name="tsDiag">firewall-cmd --permanent --zone=mycontainers --set-target=REJECT</text:span></text:p>
              <text:p text:style-name="psCode"><text:span text:style-name="tsDiag">  firewall-cmd --permanent --zone=mycontainers --add-source=172.20.50.0/24 2&gt;/dev/null || true</text:span></text:p>
              <text:p text:style-name="psCode"><text:span text:style-name="tsDiag"> </text:span></text:p>
              <text:p text:style-name="psCode"><text:span text:style-name="tsDiag">firewall-cmd --permanent --zone=mycontainers --add-service=dns</text:span></text:p>
              <text:p text:style-name="psCode"><text:span text:style-name="tsDiag">firewall-cmd --permanent --zone=mycontainers --add-service=htt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mycontainers</text:span></text:p>
              <text:p text:style-name="psCode"><text:span text:style-name="tsDiag"> </text:span></text:p>
              <text:p text:style-name="psCode"><text:span text:style-name="tsDiag">sed -i 's/StrictForwardPorts=yes/StrictForwardPorts=no/' /etc/firewalld/firewalld.conf</text:span></text:p>
              <text:p text:style-name="psCode"><text:span text:style-name="tsDiag">firewall-cmd --reload</text:span></text:p>
              <text:p text:style-name="psCode"><text:span text:style-name="tsDiag">kill $(pgrep -f "python3 -m http.server") 2&gt;/dev/null || true</text:span></text:p>
            </draw:text-box>
          </draw:frame>
        </presentation:notes>
      </draw:page>
      <draw:page draw:style-name="dpLab" draw:master-page-name="RHELDark">
        <draw:frame draw:style-name="gsFrame" svg:x="1cm" svg:y="0.4cm" svg:width="31.87cm" svg:height="2cm">
          <draw:text-box>
            <text:p text:style-name="psTitle"><text:span text:style-name="tsH1Lab">Lab 8 — Seamless vs Strict Mode Comparison</text:span></text:p>
          </draw:text-box>
        </draw:frame>
        <draw:frame draw:style-name="gsFrame" svg:x="1cm" svg:y="2.8cm" svg:width="31.87cm" svg:height="15.8cm">
          <table:table table:name="mdtable">
            <table:table-column table:style-name="tcCol_139861551347232_892"/>
            <table:table-column table:style-name="tcCol_139861551347232_1148"/>
            <table:table-column table:style-name="tcCol_139861551347232_1148"/>
            <table:table-row>
              <table:table-cell table:style-name="tcsHeader">
                <text:p text:style-name="psCell"><text:span text:style-name="tsTh">Scenario</text:span></text:p>
              </table:table-cell>
              <table:table-cell table:style-name="tcsHeader">
                <text:p text:style-name="psCell"><text:span text:style-name="tsTh">StrictForwardPorts</text:span></text:p>
              </table:table-cell>
              <table:table-cell table:style-name="tcsHeader">
                <text:p text:style-name="psCell"><text:span text:style-name="tsTh">Result</text:span></text:p>
              </table:table-cell>
            </table:table-row>
            <table:table-row>
              <table:table-cell table:style-name="tcsRowA">
                <text:p text:style-name="psCell"><text:span text:style-name="tsTd">Container publishes port, no firewalld rule</text:span></text:p>
              </table:table-cell>
              <table:table-cell table:style-name="tcsRowA">
                <text:p text:style-name="psCell"><text:span text:style-name="tsTd">no (default)</text:span></text:p>
              </table:table-cell>
              <table:table-cell table:style-name="tcsRowA">
                <text:p text:style-name="psCell"><text:span text:style-name="tsTd">Port accessible</text:span></text:p>
              </table:table-cell>
            </table:table-row>
            <table:table-row>
              <table:table-cell table:style-name="tcsRowB">
                <text:p text:style-name="psCell"><text:span text:style-name="tsTd">Container publishes port, no firewalld rule</text:span></text:p>
              </table:table-cell>
              <table:table-cell table:style-name="tcsRowB">
                <text:p text:style-name="psCell"><text:span text:style-name="tsTd">yes</text:span></text:p>
              </table:table-cell>
              <table:table-cell table:style-name="tcsRowB">
                <text:p text:style-name="psCell"><text:span text:style-name="tsTd">Port blocked</text:span></text:p>
              </table:table-cell>
            </table:table-row>
            <table:table-row>
              <table:table-cell table:style-name="tcsRowA">
                <text:p text:style-name="psCell"><text:span text:style-name="tsTd">Container publishes port, explicit forward-port rule</text:span></text:p>
              </table:table-cell>
              <table:table-cell table:style-name="tcsRowA">
                <text:p text:style-name="psCell"><text:span text:style-name="tsTd">yes</text:span></text:p>
              </table:table-cell>
              <table:table-cell table:style-name="tcsRowA">
                <text:p text:style-name="psCell"><text:span text:style-name="tsTd">Port accessible</text:span></text:p>
              </table:table-cell>
            </table:table-row>
            <table:table-row>
              <table:table-cell table:style-name="tcsRowB">
                <text:p text:style-name="psCell"><text:span text:style-name="tsTd">Rootless container (pasta networking)</text:span></text:p>
              </table:table-cell>
              <table:table-cell table:style-name="tcsRowB">
                <text:p text:style-name="psCell"><text:span text:style-name="tsTd">Either</text:span></text:p>
              </table:table-cell>
              <table:table-cell table:style-name="tcsRowB">
                <text:p text:style-name="psCell"><text:span text:style-name="tsTd">Port accessible (userspace NAT)</text:span></text:p>
              </table:table-cell>
            </table:table-row>
          </table:table>
        </draw:frame>
        <presentation:notes>
          <draw:frame draw:style-name="gsFrame" svg:x="2cm" svg:y="14cm" svg:width="29cm" svg:height="10cm" presentation:class="notes">
            <draw:text-box>
              <text:p text:style-name="psCode"><text:span text:style-name="tsDiag">Scenario | StrictForwardPorts | Result</text:span></text:p>
              <text:p text:style-name="psCode"><text:span text:style-name="tsDiag">------------------------------------------------------------</text:span></text:p>
              <text:p text:style-name="psCode"><text:span text:style-name="tsDiag">Container publishes port, no firewalld rule | no (default) | Port accessible</text:span></text:p>
              <text:p text:style-name="psCode"><text:span text:style-name="tsDiag">Container publishes port, no firewalld rule | yes | Port blocked</text:span></text:p>
              <text:p text:style-name="psCode"><text:span text:style-name="tsDiag">Container publishes port, explicit forward-port rule | yes | Port accessible</text:span></text:p>
              <text:p text:style-name="psCode"><text:span text:style-name="tsDiag">Rootless container (pasta networking) | Either | Port accessible (userspace NAT)</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